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2.4929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2.34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0.778in"/>
    </style:style>
    <style:style style:name="co9" style:family="table-column">
      <style:table-column-properties fo:break-before="auto" style:column-width="2.0417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1.602in"/>
    </style:style>
    <style:style style:name="co12" style:family="table-column">
      <style:table-column-properties fo:break-before="auto" style:column-width="0.8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74pt solid #a6a6a6" style:rotation-align="none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22"/>
    <style:style style:name="ce9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22"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ce8"/>
        <table:table-column table:style-name="co7" table:default-cell-style-name="Default"/>
        <table:table-column table:style-name="co6" table:number-columns-repeated="5" table:default-cell-style-name="ce8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table:style-name="Default" office:value-type="string" calcext:value-type="string">
            <text:p>SFT-HW-0021</text:p>
          </table:table-cell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table:style-name="Default" office:value-type="string" calcext:value-type="string">
            <text:p>STM32L100 Developer Board</text:p>
          </table:table-cell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3" office:value-type="date" office:date-value="2014-11-22" calcext:value-type="date">
            <text:p>11/22/14</text:p>
          </table:table-cell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office:value-type="string" calcext:value-type="string">
            <text:p>.START</text:p>
          </table:table-cell>
          <table:table-cell/>
          <table:table-cell table:style-name="Default"/>
          <table:table-cell table:number-columns-repeated="2"/>
          <table:table-cell table:style-name="ce7" office:value-type="string" calcext:value-type="string" table:number-columns-spanned="6" table:number-rows-spanned="1">
            <text:p>Component Cost</text:p>
          </table:table-cell>
          <table:covered-table-cell table:number-columns-repeated="5" table:style-name="Default"/>
          <table:table-cell/>
          <table:table-cell table:style-name="ce6" office:value-type="string" calcext:value-type="string" table:number-columns-spanned="5" table:number-rows-spanned="1">
            <text:p>Cost of Goods Sold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..devi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0805C104K5RACTU</text:p>
          </table:table-cell>
          <table:table-cell office:value-type="string" calcext:value-type="string">
            <text:p>0.1uF</text:p>
          </table:table-cell>
          <table:table-cell office:value-type="float" office:value="805" calcext:value-type="float">
            <text:p>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 C12 C13 C3 C4 C5 C6 C7 C17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7" calcext:value-type="currency">
            <text:p>$0.02700</text:p>
          </table:table-cell>
          <table:table-cell table:number-columns-repeated="2" office:value-type="currency" office:currency="USD" office:value="0.017" calcext:value-type="currency">
            <text:p>$0.01700</text:p>
          </table:table-cell>
          <table:table-cell office:value-type="string" calcext:value-type="string">
            <text:p>Mouser</text:p>
          </table:table-cell>
          <table:table-cell/>
          <table:table-cell table:formula="of:=[.F8]*[.D8]" office:value-type="currency" office:currency="USD" office:value="0.9" calcext:value-type="currency">
            <text:p>$0.90000</text:p>
          </table:table-cell>
          <table:table-cell table:formula="of:=[.G8]*[.D8]" office:value-type="currency" office:currency="USD" office:value="0.243" calcext:value-type="currency">
            <text:p>$0.24300</text:p>
          </table:table-cell>
          <table:table-cell table:formula="of:=[.H8]*[.D8]" office:value-type="currency" office:currency="USD" office:value="0.243" calcext:value-type="currency">
            <text:p>$0.24300</text:p>
          </table:table-cell>
          <table:table-cell table:formula="of:=[.I8]*[.D8]" office:value-type="currency" office:currency="USD" office:value="0.153" calcext:value-type="currency">
            <text:p>$0.15300</text:p>
          </table:table-cell>
          <table:table-cell table:formula="of:=[.J8]*[.D8]" office:value-type="currency" office:currency="USD" office:value="0.153" calcext:value-type="currency">
            <text:p>$0.15300</text:p>
          </table:table-cell>
        </table:table-row>
        <table:table-row table:style-name="ro1">
          <table:table-cell office:value-type="string" calcext:value-type="string">
            <text:p>GRM21BR61A226ME51L</text:p>
          </table:table-cell>
          <table:table-cell office:value-type="string" calcext:value-type="string">
            <text:p>22uF</text:p>
          </table:table-cell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0 C15 C2</text:p>
          </table:table-cell>
          <table:table-cell office:value-type="currency" office:currency="USD" office:value="0.26" calcext:value-type="currency">
            <text:p>$0.26000</text:p>
          </table:table-cell>
          <table:table-cell office:value-type="currency" office:currency="USD" office:value="0.22" calcext:value-type="currency">
            <text:p>$0.22000</text:p>
          </table:table-cell>
          <table:table-cell office:value-type="currency" office:currency="USD" office:value="0.1238" calcext:value-type="currency">
            <text:p>$0.12380</text:p>
          </table:table-cell>
          <table:table-cell office:value-type="currency" office:currency="USD" office:value="0.11" calcext:value-type="currency">
            <text:p>$0.11000</text:p>
          </table:table-cell>
          <table:table-cell office:value-type="currency" office:currency="USD" office:value="0.07288" calcext:value-type="currency">
            <text:p>$0.07288</text:p>
          </table:table-cell>
          <table:table-cell office:value-type="string" calcext:value-type="string">
            <text:p>Digikey</text:p>
          </table:table-cell>
          <table:table-cell/>
          <table:table-cell table:formula="of:=[.F9]*[.D9]" office:value-type="currency" office:currency="USD" office:value="0.78" calcext:value-type="currency">
            <text:p>$0.78000</text:p>
          </table:table-cell>
          <table:table-cell table:formula="of:=[.G9]*[.D9]" office:value-type="currency" office:currency="USD" office:value="0.66" calcext:value-type="currency">
            <text:p>$0.66000</text:p>
          </table:table-cell>
          <table:table-cell table:formula="of:=[.H9]*[.D9]" office:value-type="currency" office:currency="USD" office:value="0.3714" calcext:value-type="currency">
            <text:p>$0.37140</text:p>
          </table:table-cell>
          <table:table-cell table:formula="of:=[.I9]*[.D9]" office:value-type="currency" office:currency="USD" office:value="0.33" calcext:value-type="currency">
            <text:p>$0.33000</text:p>
          </table:table-cell>
          <table:table-cell table:formula="of:=[.J9]*[.D9]" office:value-type="currency" office:currency="USD" office:value="0.21864" calcext:value-type="currency">
            <text:p>$0.21864</text:p>
          </table:table-cell>
        </table:table-row>
        <table:table-row table:style-name="ro1">
          <table:table-cell office:value-type="string" calcext:value-type="string">
            <text:p>CL21B471KCANNNC</text:p>
          </table:table-cell>
          <table:table-cell office:value-type="string" calcext:value-type="string">
            <text:p>470pF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3" calcext:value-type="currency">
            <text:p>$0.03000</text:p>
          </table:table-cell>
          <table:table-cell office:value-type="currency" office:currency="USD" office:value="0.0136" calcext:value-type="currency">
            <text:p>$0.01360</text:p>
          </table:table-cell>
          <table:table-cell office:value-type="currency" office:currency="USD" office:value="0.0095" calcext:value-type="currency">
            <text:p>$0.00950</text:p>
          </table:table-cell>
          <table:table-cell office:value-type="string" calcext:value-type="string">
            <text:p>Digikey</text:p>
          </table:table-cell>
          <table:table-cell/>
          <table:table-cell table:formula="of:=[.F10]*[.D10]" office:value-type="currency" office:currency="USD" office:value="0.1" calcext:value-type="currency">
            <text:p>$0.10000</text:p>
          </table:table-cell>
          <table:table-cell table:formula="of:=[.G10]*[.D10]" office:value-type="currency" office:currency="USD" office:value="0.03" calcext:value-type="currency">
            <text:p>$0.03000</text:p>
          </table:table-cell>
          <table:table-cell table:formula="of:=[.H10]*[.D10]" office:value-type="currency" office:currency="USD" office:value="0.03" calcext:value-type="currency">
            <text:p>$0.03000</text:p>
          </table:table-cell>
          <table:table-cell table:formula="of:=[.I10]*[.D10]" office:value-type="currency" office:currency="USD" office:value="0.0136" calcext:value-type="currency">
            <text:p>$0.01360</text:p>
          </table:table-cell>
          <table:table-cell table:formula="of:=[.J10]*[.D10]" office:value-type="currency" office:currency="USD" office:value="0.0095" calcext:value-type="currency">
            <text:p>$0.00950</text:p>
          </table:table-cell>
        </table:table-row>
        <table:table-row table:style-name="ro1">
          <table:table-cell office:value-type="string" calcext:value-type="string">
            <text:p>GRM319R61E106KA12D</text:p>
          </table:table-cell>
          <table:table-cell office:value-type="string" calcext:value-type="string">
            <text:p>10uF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 C16</text:p>
          </table:table-cell>
          <table:table-cell office:value-type="currency" office:currency="USD" office:value="0.24" calcext:value-type="currency">
            <text:p>$0.24000</text:p>
          </table:table-cell>
          <table:table-cell office:value-type="currency" office:currency="USD" office:value="0.204" calcext:value-type="currency">
            <text:p>$0.20400</text:p>
          </table:table-cell>
          <table:table-cell office:value-type="currency" office:currency="USD" office:value="0.1148" calcext:value-type="currency">
            <text:p>$0.11480</text:p>
          </table:table-cell>
          <table:table-cell office:value-type="currency" office:currency="USD" office:value="0.102" calcext:value-type="currency">
            <text:p>$0.10200</text:p>
          </table:table-cell>
          <table:table-cell office:value-type="currency" office:currency="USD" office:value="0.06758" calcext:value-type="currency">
            <text:p>$0.06758</text:p>
          </table:table-cell>
          <table:table-cell office:value-type="string" calcext:value-type="string">
            <text:p>Digikey</text:p>
          </table:table-cell>
          <table:table-cell/>
          <table:table-cell table:formula="of:=[.F11]*[.D11]" office:value-type="currency" office:currency="USD" office:value="0.48" calcext:value-type="currency">
            <text:p>$0.48000</text:p>
          </table:table-cell>
          <table:table-cell table:formula="of:=[.G11]*[.D11]" office:value-type="currency" office:currency="USD" office:value="0.408" calcext:value-type="currency">
            <text:p>$0.40800</text:p>
          </table:table-cell>
          <table:table-cell table:formula="of:=[.H11]*[.D11]" office:value-type="currency" office:currency="USD" office:value="0.2296" calcext:value-type="currency">
            <text:p>$0.22960</text:p>
          </table:table-cell>
          <table:table-cell table:formula="of:=[.I11]*[.D11]" office:value-type="currency" office:currency="USD" office:value="0.204" calcext:value-type="currency">
            <text:p>$0.20400</text:p>
          </table:table-cell>
          <table:table-cell table:formula="of:=[.J11]*[.D11]" office:value-type="currency" office:currency="USD" office:value="0.13516" calcext:value-type="currency">
            <text:p>$0.13516</text:p>
          </table:table-cell>
        </table:table-row>
        <table:table-row table:style-name="ro1">
          <table:table-cell office:value-type="string" calcext:value-type="string">
            <text:p>C0805C200J5GACTU</text:p>
          </table:table-cell>
          <table:table-cell office:value-type="string" calcext:value-type="string">
            <text:p>20pF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 C9</text:p>
          </table:table-cell>
          <table:table-cell office:value-type="currency" office:currency="USD" office:value="0.29" calcext:value-type="currency">
            <text:p>$0.29000</text:p>
          </table:table-cell>
          <table:table-cell office:value-type="currency" office:currency="USD" office:value="0.198" calcext:value-type="currency">
            <text:p>$0.19800</text:p>
          </table:table-cell>
          <table:table-cell office:value-type="currency" office:currency="USD" office:value="0.12" calcext:value-type="currency">
            <text:p>$0.12000</text:p>
          </table:table-cell>
          <table:table-cell office:value-type="currency" office:currency="USD" office:value="0.1" calcext:value-type="currency">
            <text:p>$0.10000</text:p>
          </table:table-cell>
          <table:table-cell office:value-type="currency" office:currency="USD" office:value="0.072" calcext:value-type="currency">
            <text:p>$0.07200</text:p>
          </table:table-cell>
          <table:table-cell office:value-type="string" calcext:value-type="string">
            <text:p>Digikey</text:p>
          </table:table-cell>
          <table:table-cell/>
          <table:table-cell table:formula="of:=[.F12]*[.D12]" office:value-type="currency" office:currency="USD" office:value="0.58" calcext:value-type="currency">
            <text:p>$0.58000</text:p>
          </table:table-cell>
          <table:table-cell table:formula="of:=[.G12]*[.D12]" office:value-type="currency" office:currency="USD" office:value="0.396" calcext:value-type="currency">
            <text:p>$0.39600</text:p>
          </table:table-cell>
          <table:table-cell table:formula="of:=[.H12]*[.D12]" office:value-type="currency" office:currency="USD" office:value="0.24" calcext:value-type="currency">
            <text:p>$0.24000</text:p>
          </table:table-cell>
          <table:table-cell table:formula="of:=[.I12]*[.D12]" office:value-type="currency" office:currency="USD" office:value="0.2" calcext:value-type="currency">
            <text:p>$0.20000</text:p>
          </table:table-cell>
          <table:table-cell table:formula="of:=[.J12]*[.D12]" office:value-type="currency" office:currency="USD" office:value="0.144" calcext:value-type="currency">
            <text:p>$0.14400</text:p>
          </table:table-cell>
        </table:table-row>
        <table:table-row table:style-name="ro1">
          <table:table-cell office:value-type="string" calcext:value-type="string">
            <text:p>PJ-102A</text:p>
          </table:table-cell>
          <table:table-cell/>
          <table:table-cell office:value-type="string" calcext:value-type="string">
            <text:p>PJ-10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1</text:p>
          </table:table-cell>
          <table:table-cell office:value-type="currency" office:currency="USD" office:value="1" calcext:value-type="currency">
            <text:p>$1.00000</text:p>
          </table:table-cell>
          <table:table-cell table:number-columns-repeated="2" office:value-type="currency" office:currency="USD" office:value="0.7" calcext:value-type="currency">
            <text:p>$0.70000</text:p>
          </table:table-cell>
          <table:table-cell office:value-type="currency" office:currency="USD" office:value="0.47" calcext:value-type="currency">
            <text:p>$0.47000</text:p>
          </table:table-cell>
          <table:table-cell office:value-type="currency" office:currency="USD" office:value="0.38" calcext:value-type="currency">
            <text:p>$0.38000</text:p>
          </table:table-cell>
          <table:table-cell office:value-type="string" calcext:value-type="string">
            <text:p>Digikey</text:p>
          </table:table-cell>
          <table:table-cell/>
          <table:table-cell table:formula="of:=[.F13]*[.D13]" office:value-type="currency" office:currency="USD" office:value="1" calcext:value-type="currency">
            <text:p>$1.00000</text:p>
          </table:table-cell>
          <table:table-cell table:formula="of:=[.G13]*[.D13]" office:value-type="currency" office:currency="USD" office:value="0.7" calcext:value-type="currency">
            <text:p>$0.70000</text:p>
          </table:table-cell>
          <table:table-cell table:formula="of:=[.H13]*[.D13]" office:value-type="currency" office:currency="USD" office:value="0.7" calcext:value-type="currency">
            <text:p>$0.70000</text:p>
          </table:table-cell>
          <table:table-cell table:formula="of:=[.I13]*[.D13]" office:value-type="currency" office:currency="USD" office:value="0.47" calcext:value-type="currency">
            <text:p>$0.47000</text:p>
          </table:table-cell>
          <table:table-cell table:formula="of:=[.J13]*[.D13]" office:value-type="currency" office:currency="USD" office:value="0.38" calcext:value-type="currency">
            <text:p>$0.38000</text:p>
          </table:table-cell>
        </table:table-row>
        <table:table-row table:style-name="ro1">
          <table:table-cell office:value-type="string" calcext:value-type="string">
            <text:p>Keystone 924</text:p>
          </table:table-cell>
          <table:table-cell/>
          <table:table-cell office:value-type="string" calcext:value-type="string">
            <text:p>CON_USB_TYPEB__Keystone_9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2</text:p>
          </table:table-cell>
          <table:table-cell office:value-type="currency" office:currency="USD" office:value="1.04" calcext:value-type="currency">
            <text:p>$1.04000</text:p>
          </table:table-cell>
          <table:table-cell office:value-type="currency" office:currency="USD" office:value="0.927" calcext:value-type="currency">
            <text:p>$0.92700</text:p>
          </table:table-cell>
          <table:table-cell office:value-type="currency" office:currency="USD" office:value="0.836" calcext:value-type="currency">
            <text:p>$0.83600</text:p>
          </table:table-cell>
          <table:table-cell office:value-type="currency" office:currency="USD" office:value="0.8" calcext:value-type="currency">
            <text:p>$0.80000</text:p>
          </table:table-cell>
          <table:table-cell office:value-type="currency" office:currency="USD" office:value="0.654" calcext:value-type="currency">
            <text:p>$0.65400</text:p>
          </table:table-cell>
          <table:table-cell office:value-type="string" calcext:value-type="string">
            <text:p>Digikey</text:p>
          </table:table-cell>
          <table:table-cell/>
          <table:table-cell table:formula="of:=[.F14]*[.D14]" office:value-type="currency" office:currency="USD" office:value="1.04" calcext:value-type="currency">
            <text:p>$1.04000</text:p>
          </table:table-cell>
          <table:table-cell table:formula="of:=[.G14]*[.D14]" office:value-type="currency" office:currency="USD" office:value="0.927" calcext:value-type="currency">
            <text:p>$0.92700</text:p>
          </table:table-cell>
          <table:table-cell table:formula="of:=[.H14]*[.D14]" office:value-type="currency" office:currency="USD" office:value="0.836" calcext:value-type="currency">
            <text:p>$0.83600</text:p>
          </table:table-cell>
          <table:table-cell table:formula="of:=[.I14]*[.D14]" office:value-type="currency" office:currency="USD" office:value="0.8" calcext:value-type="currency">
            <text:p>$0.80000</text:p>
          </table:table-cell>
          <table:table-cell table:formula="of:=[.J14]*[.D14]" office:value-type="currency" office:currency="USD" office:value="0.654" calcext:value-type="currency">
            <text:p>$0.65400</text:p>
          </table:table-cell>
        </table:table-row>
        <table:table-row table:style-name="ro1">
          <table:table-cell office:value-type="string" calcext:value-type="string">
            <text:p>3220-10-0100-00</text:p>
          </table:table-cell>
          <table:table-cell/>
          <table:table-cell office:value-type="string" calcext:value-type="string">
            <text:p>3220-10-0100-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currency" office:currency="USD" office:value="0.48" calcext:value-type="currency">
            <text:p>$0.48000</text:p>
          </table:table-cell>
          <table:table-cell office:value-type="currency" office:currency="USD" office:value="0.45" calcext:value-type="currency">
            <text:p>$0.45000</text:p>
          </table:table-cell>
          <table:table-cell office:value-type="currency" office:currency="USD" office:value="0.36" calcext:value-type="currency">
            <text:p>$0.36000</text:p>
          </table:table-cell>
          <table:table-cell office:value-type="currency" office:currency="USD" office:value="0.345" calcext:value-type="currency">
            <text:p>$0.34500</text:p>
          </table:table-cell>
          <table:table-cell office:value-type="currency" office:currency="USD" office:value="0.315" calcext:value-type="currency">
            <text:p>$0.31500</text:p>
          </table:table-cell>
          <table:table-cell office:value-type="string" calcext:value-type="string">
            <text:p>Digikey</text:p>
          </table:table-cell>
          <table:table-cell/>
          <table:table-cell table:formula="of:=[.F15]*[.D15]" office:value-type="currency" office:currency="USD" office:value="0.48" calcext:value-type="currency">
            <text:p>$0.48000</text:p>
          </table:table-cell>
          <table:table-cell table:formula="of:=[.G15]*[.D15]" office:value-type="currency" office:currency="USD" office:value="0.45" calcext:value-type="currency">
            <text:p>$0.45000</text:p>
          </table:table-cell>
          <table:table-cell table:formula="of:=[.H15]*[.D15]" office:value-type="currency" office:currency="USD" office:value="0.36" calcext:value-type="currency">
            <text:p>$0.36000</text:p>
          </table:table-cell>
          <table:table-cell table:formula="of:=[.I15]*[.D15]" office:value-type="currency" office:currency="USD" office:value="0.345" calcext:value-type="currency">
            <text:p>$0.34500</text:p>
          </table:table-cell>
          <table:table-cell table:formula="of:=[.J15]*[.D15]" office:value-type="currency" office:currency="USD" office:value="0.315" calcext:value-type="currency">
            <text:p>$0.31500</text:p>
          </table:table-cell>
        </table:table-row>
        <table:table-row table:style-name="ro1">
          <table:table-cell office:value-type="string" calcext:value-type="string">
            <text:p>67997-224HLF</text:p>
          </table:table-cell>
          <table:table-cell/>
          <table:table-cell office:value-type="string" calcext:value-type="string">
            <text:p>CONNECTOR 24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 J3</text:p>
          </table:table-cell>
          <table:table-cell office:value-type="currency" office:currency="USD" office:value="0.84" calcext:value-type="currency">
            <text:p>$0.84000</text:p>
          </table:table-cell>
          <table:table-cell office:value-type="currency" office:currency="USD" office:value="0.739" calcext:value-type="currency">
            <text:p>$0.73900</text:p>
          </table:table-cell>
          <table:table-cell office:value-type="currency" office:currency="USD" office:value="0.6664" calcext:value-type="currency">
            <text:p>$0.66640</text:p>
          </table:table-cell>
          <table:table-cell office:value-type="currency" office:currency="USD" office:value="0.6373" calcext:value-type="currency">
            <text:p>$0.63730</text:p>
          </table:table-cell>
          <table:table-cell office:value-type="currency" office:currency="USD" office:value="0.5794" calcext:value-type="currency">
            <text:p>$0.57940</text:p>
          </table:table-cell>
          <table:table-cell office:value-type="string" calcext:value-type="string">
            <text:p>Digikey</text:p>
          </table:table-cell>
          <table:table-cell/>
          <table:table-cell table:formula="of:=[.F16]*[.D16]" office:value-type="currency" office:currency="USD" office:value="1.68" calcext:value-type="currency">
            <text:p>$1.68000</text:p>
          </table:table-cell>
          <table:table-cell table:formula="of:=[.G16]*[.D16]" office:value-type="currency" office:currency="USD" office:value="1.478" calcext:value-type="currency">
            <text:p>$1.47800</text:p>
          </table:table-cell>
          <table:table-cell table:formula="of:=[.H16]*[.D16]" office:value-type="currency" office:currency="USD" office:value="1.3328" calcext:value-type="currency">
            <text:p>$1.33280</text:p>
          </table:table-cell>
          <table:table-cell table:formula="of:=[.I16]*[.D16]" office:value-type="currency" office:currency="USD" office:value="1.2746" calcext:value-type="currency">
            <text:p>$1.27460</text:p>
          </table:table-cell>
          <table:table-cell table:formula="of:=[.J16]*[.D16]" office:value-type="currency" office:currency="USD" office:value="1.1588" calcext:value-type="currency">
            <text:p>$1.15880</text:p>
          </table:table-cell>
        </table:table-row>
        <table:table-row table:style-name="ro1">
          <table:table-cell office:value-type="string" calcext:value-type="string">
            <text:p>MPZ2012S300A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currency" office:currency="USD" office:value="0.12" calcext:value-type="currency">
            <text:p>$0.12000</text:p>
          </table:table-cell>
          <table:table-cell table:number-columns-repeated="2" office:value-type="currency" office:currency="USD" office:value="0.101" calcext:value-type="currency">
            <text:p>$0.10100</text:p>
          </table:table-cell>
          <table:table-cell table:number-columns-repeated="2" office:value-type="currency" office:currency="USD" office:value="0.039" calcext:value-type="currency">
            <text:p>$0.03900</text:p>
          </table:table-cell>
          <table:table-cell office:value-type="string" calcext:value-type="string">
            <text:p>Mouser</text:p>
          </table:table-cell>
          <table:table-cell/>
          <table:table-cell table:formula="of:=[.F17]*[.D17]" office:value-type="currency" office:currency="USD" office:value="0.12" calcext:value-type="currency">
            <text:p>$0.12000</text:p>
          </table:table-cell>
          <table:table-cell table:formula="of:=[.G17]*[.D17]" office:value-type="currency" office:currency="USD" office:value="0.101" calcext:value-type="currency">
            <text:p>$0.10100</text:p>
          </table:table-cell>
          <table:table-cell table:formula="of:=[.H17]*[.D17]" office:value-type="currency" office:currency="USD" office:value="0.101" calcext:value-type="currency">
            <text:p>$0.10100</text:p>
          </table:table-cell>
          <table:table-cell table:formula="of:=[.I17]*[.D17]" office:value-type="currency" office:currency="USD" office:value="0.039" calcext:value-type="currency">
            <text:p>$0.03900</text:p>
          </table:table-cell>
          <table:table-cell table:formula="of:=[.J17]*[.D17]" office:value-type="currency" office:currency="USD" office:value="0.039" calcext:value-type="currency">
            <text:p>$0.03900</text:p>
          </table:table-cell>
        </table:table-row>
        <table:table-row table:style-name="ro1">
          <table:table-cell office:value-type="string" calcext:value-type="string">
            <text:p>CLF7045T-6R8N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CLF7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currency" office:currency="USD" office:value="1.04" calcext:value-type="currency">
            <text:p>$1.04000</text:p>
          </table:table-cell>
          <table:table-cell table:number-columns-repeated="2" office:value-type="currency" office:currency="USD" office:value="0.78" calcext:value-type="currency">
            <text:p>$0.78000</text:p>
          </table:table-cell>
          <table:table-cell office:value-type="currency" office:currency="USD" office:value="0.741" calcext:value-type="currency">
            <text:p>$0.74100</text:p>
          </table:table-cell>
          <table:table-cell office:value-type="currency" office:currency="USD" office:value="0.598" calcext:value-type="currency">
            <text:p>$0.59800</text:p>
          </table:table-cell>
          <table:table-cell office:value-type="string" calcext:value-type="string">
            <text:p>Mouser</text:p>
          </table:table-cell>
          <table:table-cell/>
          <table:table-cell table:formula="of:=[.F18]*[.D18]" office:value-type="currency" office:currency="USD" office:value="1.04" calcext:value-type="currency">
            <text:p>$1.04000</text:p>
          </table:table-cell>
          <table:table-cell table:formula="of:=[.G18]*[.D18]" office:value-type="currency" office:currency="USD" office:value="0.78" calcext:value-type="currency">
            <text:p>$0.78000</text:p>
          </table:table-cell>
          <table:table-cell table:formula="of:=[.H18]*[.D18]" office:value-type="currency" office:currency="USD" office:value="0.78" calcext:value-type="currency">
            <text:p>$0.78000</text:p>
          </table:table-cell>
          <table:table-cell table:formula="of:=[.I18]*[.D18]" office:value-type="currency" office:currency="USD" office:value="0.741" calcext:value-type="currency">
            <text:p>$0.74100</text:p>
          </table:table-cell>
          <table:table-cell table:formula="of:=[.J18]*[.D18]" office:value-type="currency" office:currency="USD" office:value="0.598" calcext:value-type="currency">
            <text:p>$0.59800</text:p>
          </table:table-cell>
        </table:table-row>
        <table:table-row table:style-name="ro1">
          <table:table-cell office:value-type="string" calcext:value-type="string">
            <text:p>ZXMN3A14FTA</text:p>
          </table:table-cell>
          <table:table-cell/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currency" office:currency="USD" office:value="0.61" calcext:value-type="currency">
            <text:p>$0.61000</text:p>
          </table:table-cell>
          <table:table-cell table:number-columns-repeated="2" office:value-type="currency" office:currency="USD" office:value="0.478" calcext:value-type="currency">
            <text:p>$0.47800</text:p>
          </table:table-cell>
          <table:table-cell table:number-columns-repeated="2" office:value-type="currency" office:currency="USD" office:value="0.309" calcext:value-type="currency">
            <text:p>$0.30900</text:p>
          </table:table-cell>
          <table:table-cell office:value-type="string" calcext:value-type="string">
            <text:p>Mouser</text:p>
          </table:table-cell>
          <table:table-cell/>
          <table:table-cell table:formula="of:=[.F19]*[.D19]" office:value-type="currency" office:currency="USD" office:value="0.61" calcext:value-type="currency">
            <text:p>$0.61000</text:p>
          </table:table-cell>
          <table:table-cell table:formula="of:=[.G19]*[.D19]" office:value-type="currency" office:currency="USD" office:value="0.478" calcext:value-type="currency">
            <text:p>$0.47800</text:p>
          </table:table-cell>
          <table:table-cell table:formula="of:=[.H19]*[.D19]" office:value-type="currency" office:currency="USD" office:value="0.478" calcext:value-type="currency">
            <text:p>$0.47800</text:p>
          </table:table-cell>
          <table:table-cell table:formula="of:=[.I19]*[.D19]" office:value-type="currency" office:currency="USD" office:value="0.309" calcext:value-type="currency">
            <text:p>$0.30900</text:p>
          </table:table-cell>
          <table:table-cell table:formula="of:=[.J19]*[.D19]" office:value-type="currency" office:currency="USD" office:value="0.309" calcext:value-type="currency">
            <text:p>$0.30900</text:p>
          </table:table-cell>
        </table:table-row>
        <table:table-row table:style-name="ro1">
          <table:table-cell office:value-type="string" calcext:value-type="string">
            <text:p>RC0805FR-0710KL</text:p>
          </table:table-cell>
          <table:table-cell office:value-type="string" calcext:value-type="string">
            <text:p>10K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 R2 R3 R4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office:value-type="string" calcext:value-type="string">
            <text:p>Mouser</text:p>
          </table:table-cell>
          <table:table-cell/>
          <table:table-cell table:formula="of:=[.F20]*[.D20]" office:value-type="currency" office:currency="USD" office:value="0.4" calcext:value-type="currency">
            <text:p>$0.40000</text:p>
          </table:table-cell>
          <table:table-cell table:formula="of:=[.G20]*[.D20]" office:value-type="currency" office:currency="USD" office:value="0.0856" calcext:value-type="currency">
            <text:p>$0.08560</text:p>
          </table:table-cell>
          <table:table-cell table:formula="of:=[.H20]*[.D20]" office:value-type="currency" office:currency="USD" office:value="0.0856" calcext:value-type="currency">
            <text:p>$0.08560</text:p>
          </table:table-cell>
          <table:table-cell table:formula="of:=[.I20]*[.D20]" office:value-type="currency" office:currency="USD" office:value="0.0336" calcext:value-type="currency">
            <text:p>$0.03360</text:p>
          </table:table-cell>
          <table:table-cell table:formula="of:=[.J20]*[.D20]" office:value-type="currency" office:currency="USD" office:value="0.02056" calcext:value-type="currency">
            <text:p>$0.02056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 R5 R6 R7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office:value-type="string" calcext:value-type="string">
            <text:p>Mouser</text:p>
          </table:table-cell>
          <table:table-cell/>
          <table:table-cell table:formula="of:=[.F21]*[.D21]" office:value-type="currency" office:currency="USD" office:value="0.4" calcext:value-type="currency">
            <text:p>$0.40000</text:p>
          </table:table-cell>
          <table:table-cell table:formula="of:=[.G21]*[.D21]" office:value-type="currency" office:currency="USD" office:value="0.0856" calcext:value-type="currency">
            <text:p>$0.08560</text:p>
          </table:table-cell>
          <table:table-cell table:formula="of:=[.H21]*[.D21]" office:value-type="currency" office:currency="USD" office:value="0.0856" calcext:value-type="currency">
            <text:p>$0.08560</text:p>
          </table:table-cell>
          <table:table-cell table:formula="of:=[.I21]*[.D21]" office:value-type="currency" office:currency="USD" office:value="0.0336" calcext:value-type="currency">
            <text:p>$0.03360</text:p>
          </table:table-cell>
          <table:table-cell table:formula="of:=[.J21]*[.D21]" office:value-type="currency" office:currency="USD" office:value="0.02056" calcext:value-type="currency">
            <text:p>$0.02056</text:p>
          </table:table-cell>
        </table:table-row>
        <table:table-row table:style-name="ro1">
          <table:table-cell office:value-type="string" calcext:value-type="string">
            <text:p>RC0805FR-0747KL</text:p>
          </table:table-cell>
          <table:table-cell office:value-type="string" calcext:value-type="string">
            <text:p>47K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office:value-type="string" calcext:value-type="string">
            <text:p>Digikey</text:p>
          </table:table-cell>
          <table:table-cell/>
          <table:table-cell table:formula="of:=[.F22]*[.D22]" office:value-type="currency" office:currency="USD" office:value="0.1" calcext:value-type="currency">
            <text:p>$0.10000</text:p>
          </table:table-cell>
          <table:table-cell table:formula="of:=[.G22]*[.D22]" office:value-type="currency" office:currency="USD" office:value="0.0214" calcext:value-type="currency">
            <text:p>$0.02140</text:p>
          </table:table-cell>
          <table:table-cell table:formula="of:=[.H22]*[.D22]" office:value-type="currency" office:currency="USD" office:value="0.0214" calcext:value-type="currency">
            <text:p>$0.02140</text:p>
          </table:table-cell>
          <table:table-cell table:formula="of:=[.I22]*[.D22]" office:value-type="currency" office:currency="USD" office:value="0.0084" calcext:value-type="currency">
            <text:p>$0.00840</text:p>
          </table:table-cell>
          <table:table-cell table:formula="of:=[.J22]*[.D22]" office:value-type="currency" office:currency="USD" office:value="0.00514" calcext:value-type="currency">
            <text:p>$0.00514</text:p>
          </table:table-cell>
        </table:table-row>
        <table:table-row table:style-name="ro1">
          <table:table-cell office:value-type="string" calcext:value-type="string">
            <text:p>RC0805FR-0715KL</text:p>
          </table:table-cell>
          <table:table-cell office:value-type="string" calcext:value-type="string">
            <text:p>15K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office:value-type="string" calcext:value-type="string">
            <text:p>Digikey</text:p>
          </table:table-cell>
          <table:table-cell/>
          <table:table-cell table:formula="of:=[.F23]*[.D23]" office:value-type="currency" office:currency="USD" office:value="0.1" calcext:value-type="currency">
            <text:p>$0.10000</text:p>
          </table:table-cell>
          <table:table-cell table:formula="of:=[.G23]*[.D23]" office:value-type="currency" office:currency="USD" office:value="0.0214" calcext:value-type="currency">
            <text:p>$0.02140</text:p>
          </table:table-cell>
          <table:table-cell table:formula="of:=[.H23]*[.D23]" office:value-type="currency" office:currency="USD" office:value="0.0214" calcext:value-type="currency">
            <text:p>$0.02140</text:p>
          </table:table-cell>
          <table:table-cell table:formula="of:=[.I23]*[.D23]" office:value-type="currency" office:currency="USD" office:value="0.0084" calcext:value-type="currency">
            <text:p>$0.00840</text:p>
          </table:table-cell>
          <table:table-cell table:formula="of:=[.J23]*[.D23]" office:value-type="currency" office:currency="USD" office:value="0.00514" calcext:value-type="currency">
            <text:p>$0.00514</text:p>
          </table:table-cell>
        </table:table-row>
        <table:table-row table:style-name="ro1">
          <table:table-cell office:value-type="string" calcext:value-type="string">
            <text:p>USBUF01W6</text:p>
          </table:table-cell>
          <table:table-cell office:value-type="string" calcext:value-type="string">
            <text:p>USBUF01</text:p>
          </table:table-cell>
          <table:table-cell office:value-type="string" calcext:value-type="string">
            <text:p>SOT323-6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currency" office:currency="USD" office:value="0.64" calcext:value-type="currency">
            <text:p>$0.64000</text:p>
          </table:table-cell>
          <table:table-cell table:number-columns-repeated="2" office:value-type="currency" office:currency="USD" office:value="0.425" calcext:value-type="currency">
            <text:p>$0.42500</text:p>
          </table:table-cell>
          <table:table-cell table:number-columns-repeated="2" office:value-type="currency" office:currency="USD" office:value="0.282" calcext:value-type="currency">
            <text:p>$0.28200</text:p>
          </table:table-cell>
          <table:table-cell office:value-type="string" calcext:value-type="string">
            <text:p>Mouser</text:p>
          </table:table-cell>
          <table:table-cell/>
          <table:table-cell table:formula="of:=[.F24]*[.D24]" office:value-type="currency" office:currency="USD" office:value="0.64" calcext:value-type="currency">
            <text:p>$0.64000</text:p>
          </table:table-cell>
          <table:table-cell table:formula="of:=[.G24]*[.D24]" office:value-type="currency" office:currency="USD" office:value="0.425" calcext:value-type="currency">
            <text:p>$0.42500</text:p>
          </table:table-cell>
          <table:table-cell table:formula="of:=[.H24]*[.D24]" office:value-type="currency" office:currency="USD" office:value="0.425" calcext:value-type="currency">
            <text:p>$0.42500</text:p>
          </table:table-cell>
          <table:table-cell table:formula="of:=[.I24]*[.D24]" office:value-type="currency" office:currency="USD" office:value="0.282" calcext:value-type="currency">
            <text:p>$0.28200</text:p>
          </table:table-cell>
          <table:table-cell table:formula="of:=[.J24]*[.D24]" office:value-type="currency" office:currency="USD" office:value="0.282" calcext:value-type="currency">
            <text:p>$0.28200</text:p>
          </table:table-cell>
        </table:table-row>
        <table:table-row table:style-name="ro1">
          <table:table-cell office:value-type="string" calcext:value-type="string">
            <text:p>MCP130T-315I/TT</text:p>
          </table:table-cell>
          <table:table-cell/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currency" office:currency="USD" office:value="0.54" calcext:value-type="currency">
            <text:p>$0.54000</text:p>
          </table:table-cell>
          <table:table-cell office:value-type="currency" office:currency="USD" office:value="0.45" calcext:value-type="currency">
            <text:p>$0.45000</text:p>
          </table:table-cell>
          <table:table-cell office:value-type="currency" office:currency="USD" office:value="0.37" calcext:value-type="currency">
            <text:p>$0.37000</text:p>
          </table:table-cell>
          <table:table-cell office:value-type="currency" office:currency="USD" office:value="0.34" calcext:value-type="currency">
            <text:p>$0.34000</text:p>
          </table:table-cell>
          <table:table-cell office:value-type="currency" office:currency="USD" office:value="0.252" calcext:value-type="currency">
            <text:p>$0.25200</text:p>
          </table:table-cell>
          <table:table-cell office:value-type="string" calcext:value-type="string">
            <text:p>Mouser</text:p>
          </table:table-cell>
          <table:table-cell/>
          <table:table-cell table:formula="of:=[.F25]*[.D25]" office:value-type="currency" office:currency="USD" office:value="0.54" calcext:value-type="currency">
            <text:p>$0.54000</text:p>
          </table:table-cell>
          <table:table-cell table:formula="of:=[.G25]*[.D25]" office:value-type="currency" office:currency="USD" office:value="0.45" calcext:value-type="currency">
            <text:p>$0.45000</text:p>
          </table:table-cell>
          <table:table-cell table:formula="of:=[.H25]*[.D25]" office:value-type="currency" office:currency="USD" office:value="0.37" calcext:value-type="currency">
            <text:p>$0.37000</text:p>
          </table:table-cell>
          <table:table-cell table:formula="of:=[.I25]*[.D25]" office:value-type="currency" office:currency="USD" office:value="0.34" calcext:value-type="currency">
            <text:p>$0.34000</text:p>
          </table:table-cell>
          <table:table-cell table:formula="of:=[.J25]*[.D25]" office:value-type="currency" office:currency="USD" office:value="0.252" calcext:value-type="currency">
            <text:p>$0.25200</text:p>
          </table:table-cell>
        </table:table-row>
        <table:table-row table:style-name="ro1">
          <table:table-cell office:value-type="string" calcext:value-type="string">
            <text:p>ATS08ASM-1</text:p>
          </table:table-cell>
          <table:table-cell office:value-type="string" calcext:value-type="string">
            <text:p>8.0MHz</text:p>
          </table:table-cell>
          <table:table-cell office:value-type="string" calcext:value-type="string">
            <text:p>hc49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currency" office:currency="USD" office:value="0.29" calcext:value-type="currency">
            <text:p>$0.29000</text:p>
          </table:table-cell>
          <table:table-cell office:value-type="currency" office:currency="USD" office:value="0.242" calcext:value-type="currency">
            <text:p>$0.24200</text:p>
          </table:table-cell>
          <table:table-cell office:value-type="currency" office:currency="USD" office:value="0.218" calcext:value-type="currency">
            <text:p>$0.21800</text:p>
          </table:table-cell>
          <table:table-cell office:value-type="currency" office:currency="USD" office:value="0.194" calcext:value-type="currency">
            <text:p>$0.19400</text:p>
          </table:table-cell>
          <table:table-cell office:value-type="currency" office:currency="USD" office:value="0.175" calcext:value-type="currency">
            <text:p>$0.17500</text:p>
          </table:table-cell>
          <table:table-cell office:value-type="string" calcext:value-type="string">
            <text:p>Mouser</text:p>
          </table:table-cell>
          <table:table-cell/>
          <table:table-cell table:formula="of:=[.F26]*[.D26]" office:value-type="currency" office:currency="USD" office:value="0.29" calcext:value-type="currency">
            <text:p>$0.29000</text:p>
          </table:table-cell>
          <table:table-cell table:formula="of:=[.G26]*[.D26]" office:value-type="currency" office:currency="USD" office:value="0.242" calcext:value-type="currency">
            <text:p>$0.24200</text:p>
          </table:table-cell>
          <table:table-cell table:formula="of:=[.H26]*[.D26]" office:value-type="currency" office:currency="USD" office:value="0.218" calcext:value-type="currency">
            <text:p>$0.21800</text:p>
          </table:table-cell>
          <table:table-cell table:formula="of:=[.I26]*[.D26]" office:value-type="currency" office:currency="USD" office:value="0.194" calcext:value-type="currency">
            <text:p>$0.19400</text:p>
          </table:table-cell>
          <table:table-cell table:formula="of:=[.J26]*[.D26]" office:value-type="currency" office:currency="USD" office:value="0.175" calcext:value-type="currency">
            <text:p>$0.17500</text:p>
          </table:table-cell>
        </table:table-row>
        <table:table-row table:style-name="ro1">
          <table:table-cell office:value-type="string" calcext:value-type="string">
            <text:p>STM32L100RBT6</text:p>
          </table:table-cell>
          <table:table-cell/>
          <table:table-cell office:value-type="string" calcext:value-type="string">
            <text:p>LQFP64_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currency" office:currency="USD" office:value="5.84" calcext:value-type="currency">
            <text:p>$5.84000</text:p>
          </table:table-cell>
          <table:table-cell table:number-columns-repeated="2" office:value-type="currency" office:currency="USD" office:value="4.7" calcext:value-type="currency">
            <text:p>$4.70000</text:p>
          </table:table-cell>
          <table:table-cell office:value-type="currency" office:currency="USD" office:value="4.17" calcext:value-type="currency">
            <text:p>$4.17000</text:p>
          </table:table-cell>
          <table:table-cell office:value-type="currency" office:currency="USD" office:value="3.46" calcext:value-type="currency">
            <text:p>$3.46000</text:p>
          </table:table-cell>
          <table:table-cell office:value-type="string" calcext:value-type="string">
            <text:p>Mouser</text:p>
          </table:table-cell>
          <table:table-cell/>
          <table:table-cell table:formula="of:=[.F27]*[.D27]" office:value-type="currency" office:currency="USD" office:value="5.84" calcext:value-type="currency">
            <text:p>$5.84000</text:p>
          </table:table-cell>
          <table:table-cell table:formula="of:=[.G27]*[.D27]" office:value-type="currency" office:currency="USD" office:value="4.7" calcext:value-type="currency">
            <text:p>$4.70000</text:p>
          </table:table-cell>
          <table:table-cell table:formula="of:=[.H27]*[.D27]" office:value-type="currency" office:currency="USD" office:value="4.7" calcext:value-type="currency">
            <text:p>$4.70000</text:p>
          </table:table-cell>
          <table:table-cell table:formula="of:=[.I27]*[.D27]" office:value-type="currency" office:currency="USD" office:value="4.17" calcext:value-type="currency">
            <text:p>$4.17000</text:p>
          </table:table-cell>
          <table:table-cell table:formula="of:=[.J27]*[.D27]" office:value-type="currency" office:currency="USD" office:value="3.46" calcext:value-type="currency">
            <text:p>$3.46000</text:p>
          </table:table-cell>
        </table:table-row>
        <table:table-row table:style-name="ro1">
          <table:table-cell table:style-name="ce2" office:value-type="string" calcext:value-type="string">
            <text:p>XC9248A085QR-G</text:p>
          </table:table-cell>
          <table:table-cell/>
          <table:table-cell office:value-type="string" calcext:value-type="string">
            <text:p>SO8-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currency" office:currency="USD" office:value="1.52" calcext:value-type="currency">
            <text:p>$1.52000</text:p>
          </table:table-cell>
          <table:table-cell table:number-columns-repeated="2" office:value-type="currency" office:currency="USD" office:value="1.34" calcext:value-type="currency">
            <text:p>$1.34000</text:p>
          </table:table-cell>
          <table:table-cell office:value-type="currency" office:currency="USD" office:value="1.0584" calcext:value-type="currency">
            <text:p>$1.05840</text:p>
          </table:table-cell>
          <table:table-cell office:value-type="currency" office:currency="USD" office:value="0.8232" calcext:value-type="currency">
            <text:p>$0.82320</text:p>
          </table:table-cell>
          <table:table-cell office:value-type="string" calcext:value-type="string">
            <text:p>Digikey</text:p>
          </table:table-cell>
          <table:table-cell/>
          <table:table-cell table:formula="of:=[.F28]*[.D28]" office:value-type="currency" office:currency="USD" office:value="1.52" calcext:value-type="currency">
            <text:p>$1.52000</text:p>
          </table:table-cell>
          <table:table-cell table:formula="of:=[.G28]*[.D28]" office:value-type="currency" office:currency="USD" office:value="1.34" calcext:value-type="currency">
            <text:p>$1.34000</text:p>
          </table:table-cell>
          <table:table-cell table:formula="of:=[.H28]*[.D28]" office:value-type="currency" office:currency="USD" office:value="1.34" calcext:value-type="currency">
            <text:p>$1.34000</text:p>
          </table:table-cell>
          <table:table-cell table:formula="of:=[.I28]*[.D28]" office:value-type="currency" office:currency="USD" office:value="1.0584" calcext:value-type="currency">
            <text:p>$1.05840</text:p>
          </table:table-cell>
          <table:table-cell table:formula="of:=[.J28]*[.D28]" office:value-type="currency" office:currency="USD" office:value="0.8232" calcext:value-type="currency">
            <text:p>$0.82320</text:p>
          </table:table-cell>
        </table:table-row>
        <table:table-row table:style-name="ro1">
          <table:table-cell table:style-name="ce2" office:value-type="string" calcext:value-type="string">
            <text:p>M95M02-DRMN6TP</text:p>
          </table:table-cell>
          <table:table-cell/>
          <table:table-cell office:value-type="string" calcext:value-type="string">
            <text:p>SO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currency" office:currency="USD" office:value="4.41" calcext:value-type="currency">
            <text:p>$4.41000</text:p>
          </table:table-cell>
          <table:table-cell office:value-type="currency" office:currency="USD" office:value="3.947" calcext:value-type="currency">
            <text:p>$3.94700</text:p>
          </table:table-cell>
          <table:table-cell office:value-type="currency" office:currency="USD" office:value="3.5496" calcext:value-type="currency">
            <text:p>$3.54960</text:p>
          </table:table-cell>
          <table:table-cell office:value-type="currency" office:currency="USD" office:value="3.2283" calcext:value-type="currency">
            <text:p>$3.22830</text:p>
          </table:table-cell>
          <table:table-cell office:value-type="currency" office:currency="USD" office:value="2.6163" calcext:value-type="currency">
            <text:p>$2.61630</text:p>
          </table:table-cell>
          <table:table-cell office:value-type="string" calcext:value-type="string">
            <text:p>Digikey</text:p>
          </table:table-cell>
          <table:table-cell/>
          <table:table-cell table:formula="of:=[.F29]*[.D29]" office:value-type="currency" office:currency="USD" office:value="4.41" calcext:value-type="currency">
            <text:p>$4.41000</text:p>
          </table:table-cell>
          <table:table-cell table:formula="of:=[.G29]*[.D29]" office:value-type="currency" office:currency="USD" office:value="3.947" calcext:value-type="currency">
            <text:p>$3.94700</text:p>
          </table:table-cell>
          <table:table-cell table:formula="of:=[.H29]*[.D29]" office:value-type="currency" office:currency="USD" office:value="3.5496" calcext:value-type="currency">
            <text:p>$3.54960</text:p>
          </table:table-cell>
          <table:table-cell table:formula="of:=[.I29]*[.D29]" office:value-type="currency" office:currency="USD" office:value="3.2283" calcext:value-type="currency">
            <text:p>$3.22830</text:p>
          </table:table-cell>
          <table:table-cell table:formula="of:=[.J29]*[.D29]" office:value-type="currency" office:currency="USD" office:value="2.6163" calcext:value-type="currency">
            <text:p>$2.61630</text:p>
          </table:table-cell>
        </table:table-row>
        <table:table-row table:style-name="ro1">
          <table:table-cell office:value-type="string" calcext:value-type="string">
            <text:p>MMSZ5248BT1G</text:p>
          </table:table-cell>
          <table:table-cell/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</text:p>
          </table:table-cell>
          <table:table-cell office:value-type="currency" office:currency="USD" office:value="0.24" calcext:value-type="currency">
            <text:p>$0.24000</text:p>
          </table:table-cell>
          <table:table-cell table:number-columns-repeated="2" office:value-type="currency" office:currency="USD" office:value="0.156" calcext:value-type="currency">
            <text:p>$0.15600</text:p>
          </table:table-cell>
          <table:table-cell table:number-columns-repeated="2" office:value-type="currency" office:currency="USD" office:value="0.065" calcext:value-type="currency">
            <text:p>$0.06500</text:p>
          </table:table-cell>
          <table:table-cell office:value-type="string" calcext:value-type="string">
            <text:p>Mouser</text:p>
          </table:table-cell>
          <table:table-cell/>
          <table:table-cell table:formula="of:=[.F30]*[.D30]" office:value-type="currency" office:currency="USD" office:value="0.24" calcext:value-type="currency">
            <text:p>$0.24000</text:p>
          </table:table-cell>
          <table:table-cell table:formula="of:=[.G30]*[.D30]" office:value-type="currency" office:currency="USD" office:value="0.156" calcext:value-type="currency">
            <text:p>$0.15600</text:p>
          </table:table-cell>
          <table:table-cell table:formula="of:=[.H30]*[.D30]" office:value-type="currency" office:currency="USD" office:value="0.156" calcext:value-type="currency">
            <text:p>$0.15600</text:p>
          </table:table-cell>
          <table:table-cell table:formula="of:=[.I30]*[.D30]" office:value-type="currency" office:currency="USD" office:value="0.065" calcext:value-type="currency">
            <text:p>$0.06500</text:p>
          </table:table-cell>
          <table:table-cell table:formula="of:=[.J30]*[.D30]" office:value-type="currency" office:currency="USD" office:value="0.065" calcext:value-type="currency">
            <text:p>$0.06500</text:p>
          </table:table-cell>
        </table:table-row>
        <table:table-row table:style-name="ro1">
          <table:table-cell office:value-type="string" calcext:value-type="string">
            <text:p>.END</text:p>
          </table:table-cell>
          <table:table-cell/>
          <table:table-cell table:style-name="Default"/>
          <table:table-cell table:style-name="ce5" table:formula="of:=SUM([.D8:.D30])" office:value-type="float" office:value="42" calcext:value-type="float">
            <text:p>42</text:p>
          </table:table-cell>
          <table:table-cell/>
          <table:table-cell table:style-name="Default" table:number-columns-repeated="6"/>
          <table:table-cell office:value-type="string" calcext:value-type="string">
            <text:p>Part Cost</text:p>
          </table:table-cell>
          <table:table-cell table:formula="of:=SUM([.M8:.M30])" office:value-type="currency" office:currency="USD" office:value="23.29" calcext:value-type="currency">
            <text:p>$23.29000</text:p>
          </table:table-cell>
          <table:table-cell table:formula="of:=SUM([.N8:.N30])" office:value-type="currency" office:currency="USD" office:value="18.125" calcext:value-type="currency">
            <text:p>$18.12500</text:p>
          </table:table-cell>
          <table:table-cell table:formula="of:=SUM([.O8:.O30])" office:value-type="currency" office:currency="USD" office:value="16.6744" calcext:value-type="currency">
            <text:p>$16.67440</text:p>
          </table:table-cell>
          <table:table-cell table:formula="of:=SUM([.P8:.P30])" office:value-type="currency" office:currency="USD" office:value="14.3009" calcext:value-type="currency">
            <text:p>$14.30090</text:p>
          </table:table-cell>
          <table:table-cell table:formula="of:=SUM([.Q8:.Q30])" office:value-type="currency" office:currency="USD" office:value="11.839" calcext:value-type="currency">
            <text:p>$11.839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/>
          <table:table-cell table:style-name="ce9" office:value-type="string" calcext:value-type="string" table:number-columns-spanned="2" table:number-rows-spanned="1">
            <text:p>OSH Park</text:p>
          </table:table-cell>
          <table:covered-table-cell/>
          <table:table-cell table:style-name="ce9" office:value-type="string" calcext:value-type="string" table:number-columns-spanned="3" table:number-rows-spanned="1">
            <text:p>PCB Universe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PCB</text:p>
          </table:table-cell>
          <table:table-cell office:value-type="currency" office:currency="USD" office:value="12.18" calcext:value-type="currency">
            <text:p>$12.18000</text:p>
          </table:table-cell>
          <table:table-cell office:value-type="currency" office:currency="USD" office:value="7.31" calcext:value-type="currency">
            <text:p>$7.31000</text:p>
          </table:table-cell>
          <table:table-cell office:value-type="currency" office:currency="USD" office:value="4.79" calcext:value-type="currency">
            <text:p>$4.79000</text:p>
          </table:table-cell>
          <table:table-cell office:value-type="currency" office:currency="USD" office:value="2.8" calcext:value-type="currency">
            <text:p>$2.80000</text:p>
          </table:table-cell>
          <table:table-cell office:value-type="currency" office:currency="USD" office:value="1.44" calcext:value-type="currency">
            <text:p>$1.44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Assembly Comp. Cost</text:p>
          </table:table-cell>
          <table:table-cell table:formula="of:=SUM([.M31:.M34])" office:value-type="currency" office:currency="USD" office:value="35.47" calcext:value-type="currency">
            <text:p>$35.47000</text:p>
          </table:table-cell>
          <table:table-cell table:formula="of:=SUM([.N31:.N34])" office:value-type="currency" office:currency="USD" office:value="25.435" calcext:value-type="currency">
            <text:p>$25.43500</text:p>
          </table:table-cell>
          <table:table-cell table:formula="of:=SUM([.O31:.O34])" office:value-type="currency" office:currency="USD" office:value="21.4644" calcext:value-type="currency">
            <text:p>$21.46440</text:p>
          </table:table-cell>
          <table:table-cell table:formula="of:=SUM([.P31:.P34])" office:value-type="currency" office:currency="USD" office:value="17.1009" calcext:value-type="currency">
            <text:p>$17.10090</text:p>
          </table:table-cell>
          <table:table-cell table:formula="of:=SUM([.Q31:.Q34])" office:value-type="currency" office:currency="USD" office:value="13.279" calcext:value-type="currency">
            <text:p>$13.279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Assembly</text:p>
          </table:table-cell>
          <table:table-cell table:number-columns-repeated="5" office:value-type="currency" office:currency="USD" office:value="5.6" calcext:value-type="currency">
            <text:p>$5.60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5" office:value-type="string" calcext:value-type="string">
            <text:p>SFT-HW-0021</text:p>
          </table:table-cell>
          <table:table-cell table:style-name="ce10" table:formula="of:=SUM([.M35:.M37])" office:value-type="currency" office:currency="USD" office:value="41.07" calcext:value-type="currency">
            <text:p>$41.07000</text:p>
          </table:table-cell>
          <table:table-cell table:style-name="ce10" table:formula="of:=SUM([.N35:.N37])" office:value-type="currency" office:currency="USD" office:value="31.035" calcext:value-type="currency">
            <text:p>$31.03500</text:p>
          </table:table-cell>
          <table:table-cell table:style-name="ce10" table:formula="of:=SUM([.O35:.O37])" office:value-type="currency" office:currency="USD" office:value="27.0644" calcext:value-type="currency">
            <text:p>$27.06440</text:p>
          </table:table-cell>
          <table:table-cell table:style-name="ce10" table:formula="of:=SUM([.P35:.P37])" office:value-type="currency" office:currency="USD" office:value="22.7009" calcext:value-type="currency">
            <text:p>$22.70090</text:p>
          </table:table-cell>
          <table:table-cell table:style-name="ce10" table:formula="of:=SUM([.Q35:.Q37])" office:value-type="currency" office:currency="USD" office:value="18.879" calcext:value-type="currency">
            <text:p>$18.879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PCB Tooling NRE</text:p>
          </table:table-cell>
          <table:table-cell table:style-name="ce11" office:value-type="currency" office:currency="USD" office:value="159" calcext:value-type="currency">
            <text:p>$159.00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PCB Order Qt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4"/>
        <table:table-column table:style-name="co4" table:default-cell-style-name="Default"/>
        <table:table-column table:style-name="co9" table:default-cell-style-name="Default"/>
        <table:table-column table:style-name="co10" table:default-cell-style-name="ce8"/>
        <table:table-column table:style-name="co6" table:default-cell-style-name="ce8"/>
        <table:table-column table:style-name="co10" table:number-columns-repeated="3" table:default-cell-style-name="ce8"/>
        <table:table-column table:style-name="co6" table:default-cell-style-name="ce8"/>
        <table:table-column table:style-name="co11" table:default-cell-style-name="Default"/>
        <table:table-column table:style-name="co12" table:number-columns-repeated="5" table:default-cell-style-name="ce8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table:style-name="Default" office:value-type="string" calcext:value-type="string">
            <text:p>SFT-HW-0021</text:p>
          </table:table-cell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table:style-name="Default" office:value-type="string" calcext:value-type="string">
            <text:p>STM32L100 Developer Board</text:p>
          </table:table-cell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3" office:value-type="date" office:date-value="2014-11-22" calcext:value-type="date">
            <text:p>11/22/14</text:p>
          </table:table-cell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6"/>
          <table:table-cell table:style-name="Default" table:number-columns-repeated="5"/>
          <table:table-cell/>
          <table:table-cell table:style-name="ce6"/>
          <table:table-cell table:style-name="Default" table:number-columns-repeated="4"/>
        </table:table-row>
        <table:table-row table:style-name="ro1">
          <table:table-cell office:value-type="string" calcext:value-type="string">
            <text:p>.START</text:p>
          </table:table-cell>
          <table:table-cell/>
          <table:table-cell table:style-name="Default"/>
          <table:table-cell table:number-columns-repeated="2"/>
          <table:table-cell table:style-name="ce6" office:value-type="string" calcext:value-type="string" table:number-columns-spanned="6" table:number-rows-spanned="1">
            <text:p>Component Cost</text:p>
          </table:table-cell>
          <table:covered-table-cell table:number-columns-repeated="5" table:style-name="Default"/>
          <table:table-cell/>
          <table:table-cell table:style-name="ce6" office:value-type="string" calcext:value-type="string" table:number-columns-spanned="5" table:number-rows-spanned="1">
            <text:p>Cost of Goods Sold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..devi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3220-10-0100-00</text:p>
          </table:table-cell>
          <table:table-cell/>
          <table:table-cell office:value-type="string" calcext:value-type="string">
            <text:p>3220-10-0100-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currency" office:currency="USD" office:value="0.48" calcext:value-type="currency">
            <text:p>$0.48000</text:p>
          </table:table-cell>
          <table:table-cell office:value-type="currency" office:currency="USD" office:value="0.45" calcext:value-type="currency">
            <text:p>$0.45000</text:p>
          </table:table-cell>
          <table:table-cell office:value-type="currency" office:currency="USD" office:value="0.36" calcext:value-type="currency">
            <text:p>$0.36000</text:p>
          </table:table-cell>
          <table:table-cell office:value-type="currency" office:currency="USD" office:value="0.345" calcext:value-type="currency">
            <text:p>$0.34500</text:p>
          </table:table-cell>
          <table:table-cell office:value-type="currency" office:currency="USD" office:value="0.315" calcext:value-type="currency">
            <text:p>$0.31500</text:p>
          </table:table-cell>
          <table:table-cell office:value-type="string" calcext:value-type="string">
            <text:p>Digikey</text:p>
          </table:table-cell>
          <table:table-cell/>
          <table:table-cell table:formula="of:=[.F8]*[.D8]" office:value-type="currency" office:currency="USD" office:value="0.48" calcext:value-type="currency">
            <text:p>$0.48000</text:p>
          </table:table-cell>
          <table:table-cell table:formula="of:=[.G8]*[.D8]" office:value-type="currency" office:currency="USD" office:value="0.45" calcext:value-type="currency">
            <text:p>$0.45000</text:p>
          </table:table-cell>
          <table:table-cell table:formula="of:=[.H8]*[.D8]" office:value-type="currency" office:currency="USD" office:value="0.36" calcext:value-type="currency">
            <text:p>$0.36000</text:p>
          </table:table-cell>
          <table:table-cell table:formula="of:=[.I8]*[.D8]" office:value-type="currency" office:currency="USD" office:value="0.345" calcext:value-type="currency">
            <text:p>$0.34500</text:p>
          </table:table-cell>
          <table:table-cell table:formula="of:=[.J8]*[.D8]" office:value-type="currency" office:currency="USD" office:value="0.315" calcext:value-type="currency">
            <text:p>$0.31500</text:p>
          </table:table-cell>
        </table:table-row>
        <table:table-row table:style-name="ro1">
          <table:table-cell office:value-type="string" calcext:value-type="string">
            <text:p>67997-224HLF</text:p>
          </table:table-cell>
          <table:table-cell/>
          <table:table-cell office:value-type="string" calcext:value-type="string">
            <text:p>CONNECTOR 24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 J3</text:p>
          </table:table-cell>
          <table:table-cell office:value-type="currency" office:currency="USD" office:value="0.84" calcext:value-type="currency">
            <text:p>$0.84000</text:p>
          </table:table-cell>
          <table:table-cell office:value-type="currency" office:currency="USD" office:value="0.739" calcext:value-type="currency">
            <text:p>$0.73900</text:p>
          </table:table-cell>
          <table:table-cell office:value-type="currency" office:currency="USD" office:value="0.6664" calcext:value-type="currency">
            <text:p>$0.66640</text:p>
          </table:table-cell>
          <table:table-cell office:value-type="currency" office:currency="USD" office:value="0.6373" calcext:value-type="currency">
            <text:p>$0.63730</text:p>
          </table:table-cell>
          <table:table-cell office:value-type="currency" office:currency="USD" office:value="0.5794" calcext:value-type="currency">
            <text:p>$0.57940</text:p>
          </table:table-cell>
          <table:table-cell office:value-type="string" calcext:value-type="string">
            <text:p>Digikey</text:p>
          </table:table-cell>
          <table:table-cell/>
          <table:table-cell table:formula="of:=[.F9]*[.D9]" office:value-type="currency" office:currency="USD" office:value="1.68" calcext:value-type="currency">
            <text:p>$1.68000</text:p>
          </table:table-cell>
          <table:table-cell table:formula="of:=[.G9]*[.D9]" office:value-type="currency" office:currency="USD" office:value="1.478" calcext:value-type="currency">
            <text:p>$1.47800</text:p>
          </table:table-cell>
          <table:table-cell table:formula="of:=[.H9]*[.D9]" office:value-type="currency" office:currency="USD" office:value="1.3328" calcext:value-type="currency">
            <text:p>$1.33280</text:p>
          </table:table-cell>
          <table:table-cell table:formula="of:=[.I9]*[.D9]" office:value-type="currency" office:currency="USD" office:value="1.2746" calcext:value-type="currency">
            <text:p>$1.27460</text:p>
          </table:table-cell>
          <table:table-cell table:formula="of:=[.J9]*[.D9]" office:value-type="currency" office:currency="USD" office:value="1.1588" calcext:value-type="currency">
            <text:p>$1.15880</text:p>
          </table:table-cell>
        </table:table-row>
        <table:table-row table:style-name="ro1">
          <table:table-cell office:value-type="string" calcext:value-type="string">
            <text:p>ATS08ASM-1</text:p>
          </table:table-cell>
          <table:table-cell office:value-type="string" calcext:value-type="string">
            <text:p>8.0MHz</text:p>
          </table:table-cell>
          <table:table-cell office:value-type="string" calcext:value-type="string">
            <text:p>hc49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currency" office:currency="USD" office:value="0.29" calcext:value-type="currency">
            <text:p>$0.29000</text:p>
          </table:table-cell>
          <table:table-cell office:value-type="currency" office:currency="USD" office:value="0.242" calcext:value-type="currency">
            <text:p>$0.24200</text:p>
          </table:table-cell>
          <table:table-cell office:value-type="currency" office:currency="USD" office:value="0.218" calcext:value-type="currency">
            <text:p>$0.21800</text:p>
          </table:table-cell>
          <table:table-cell office:value-type="currency" office:currency="USD" office:value="0.194" calcext:value-type="currency">
            <text:p>$0.19400</text:p>
          </table:table-cell>
          <table:table-cell office:value-type="currency" office:currency="USD" office:value="0.175" calcext:value-type="currency">
            <text:p>$0.17500</text:p>
          </table:table-cell>
          <table:table-cell office:value-type="string" calcext:value-type="string">
            <text:p>Mouser</text:p>
          </table:table-cell>
          <table:table-cell/>
          <table:table-cell table:formula="of:=[.F10]*[.D10]" office:value-type="currency" office:currency="USD" office:value="0.29" calcext:value-type="currency">
            <text:p>$0.29000</text:p>
          </table:table-cell>
          <table:table-cell table:formula="of:=[.G10]*[.D10]" office:value-type="currency" office:currency="USD" office:value="0.242" calcext:value-type="currency">
            <text:p>$0.24200</text:p>
          </table:table-cell>
          <table:table-cell table:formula="of:=[.H10]*[.D10]" office:value-type="currency" office:currency="USD" office:value="0.218" calcext:value-type="currency">
            <text:p>$0.21800</text:p>
          </table:table-cell>
          <table:table-cell table:formula="of:=[.I10]*[.D10]" office:value-type="currency" office:currency="USD" office:value="0.194" calcext:value-type="currency">
            <text:p>$0.19400</text:p>
          </table:table-cell>
          <table:table-cell table:formula="of:=[.J10]*[.D10]" office:value-type="currency" office:currency="USD" office:value="0.175" calcext:value-type="currency">
            <text:p>$0.17500</text:p>
          </table:table-cell>
        </table:table-row>
        <table:table-row table:style-name="ro1">
          <table:table-cell office:value-type="string" calcext:value-type="string">
            <text:p>C0805C104K5RACTU</text:p>
          </table:table-cell>
          <table:table-cell office:value-type="string" calcext:value-type="string">
            <text:p>0.1uF</text:p>
          </table:table-cell>
          <table:table-cell office:value-type="float" office:value="805" calcext:value-type="float">
            <text:p>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 C12 C13 C3 C4 C5 C6 C7</text:p>
          </table:table-cell>
          <table:table-cell table:number-columns-repeated="3" office:value-type="currency" office:currency="USD" office:value="0.47" calcext:value-type="currency">
            <text:p>$0.47000</text:p>
          </table:table-cell>
          <table:table-cell office:value-type="currency" office:currency="USD" office:value="0.05" calcext:value-type="currency">
            <text:p>$0.05000</text:p>
          </table:table-cell>
          <table:table-cell office:value-type="currency" office:currency="USD" office:value="0.01" calcext:value-type="currency">
            <text:p>$0.01000</text:p>
          </table:table-cell>
          <table:table-cell office:value-type="string" calcext:value-type="string">
            <text:p>Arrow</text:p>
          </table:table-cell>
          <table:table-cell/>
          <table:table-cell table:formula="of:=[.F11]*[.D11]" office:value-type="currency" office:currency="USD" office:value="3.76" calcext:value-type="currency">
            <text:p>$3.76000</text:p>
          </table:table-cell>
          <table:table-cell table:formula="of:=[.G11]*[.D11]" office:value-type="currency" office:currency="USD" office:value="3.76" calcext:value-type="currency">
            <text:p>$3.76000</text:p>
          </table:table-cell>
          <table:table-cell table:formula="of:=[.H11]*[.D11]" office:value-type="currency" office:currency="USD" office:value="3.76" calcext:value-type="currency">
            <text:p>$3.76000</text:p>
          </table:table-cell>
          <table:table-cell table:formula="of:=[.I11]*[.D11]" office:value-type="currency" office:currency="USD" office:value="0.4" calcext:value-type="currency">
            <text:p>$0.40000</text:p>
          </table:table-cell>
          <table:table-cell table:formula="of:=[.J11]*[.D11]" office:value-type="currency" office:currency="USD" office:value="0.08" calcext:value-type="currency">
            <text:p>$0.08000</text:p>
          </table:table-cell>
        </table:table-row>
        <table:table-row table:style-name="ro2">
          <table:table-cell table:style-name="ce12" office:value-type="string" calcext:value-type="string">
            <text:p>08051A200JAT2A</text:p>
          </table:table-cell>
          <table:table-cell office:value-type="string" calcext:value-type="string">
            <text:p>20pF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 C9</text:p>
          </table:table-cell>
          <table:table-cell table:number-columns-repeated="3" office:value-type="currency" office:currency="USD" office:value="0.5" calcext:value-type="currency">
            <text:p>$0.50000</text:p>
          </table:table-cell>
          <table:table-cell table:number-columns-repeated="2" office:value-type="currency" office:currency="USD" office:value="0.09" calcext:value-type="currency">
            <text:p>$0.09000</text:p>
          </table:table-cell>
          <table:table-cell office:value-type="string" calcext:value-type="string">
            <text:p>Arrow</text:p>
          </table:table-cell>
          <table:table-cell/>
          <table:table-cell table:formula="of:=[.F12]*[.D12]" office:value-type="currency" office:currency="USD" office:value="1" calcext:value-type="currency">
            <text:p>$1.00000</text:p>
          </table:table-cell>
          <table:table-cell table:formula="of:=[.G12]*[.D12]" office:value-type="currency" office:currency="USD" office:value="1" calcext:value-type="currency">
            <text:p>$1.00000</text:p>
          </table:table-cell>
          <table:table-cell table:formula="of:=[.H12]*[.D12]" office:value-type="currency" office:currency="USD" office:value="1" calcext:value-type="currency">
            <text:p>$1.00000</text:p>
          </table:table-cell>
          <table:table-cell table:formula="of:=[.I12]*[.D12]" office:value-type="currency" office:currency="USD" office:value="0.18" calcext:value-type="currency">
            <text:p>$0.18000</text:p>
          </table:table-cell>
          <table:table-cell table:formula="of:=[.J12]*[.D12]" office:value-type="currency" office:currency="USD" office:value="0.18" calcext:value-type="currency">
            <text:p>$0.18000</text:p>
          </table:table-cell>
        </table:table-row>
        <table:table-row table:style-name="ro1">
          <table:table-cell office:value-type="string" calcext:value-type="string">
            <text:p>CL21A226MPQNNNE</text:p>
          </table:table-cell>
          <table:table-cell office:value-type="string" calcext:value-type="string">
            <text:p>22uF</text:p>
          </table:table-cell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0 C15 C2</text:p>
          </table:table-cell>
          <table:table-cell office:value-type="currency" office:currency="USD" office:value="0.38" calcext:value-type="currency">
            <text:p>$0.38000</text:p>
          </table:table-cell>
          <table:table-cell table:number-columns-repeated="2" office:value-type="currency" office:currency="USD" office:value="0.336" calcext:value-type="currency">
            <text:p>$0.33600</text:p>
          </table:table-cell>
          <table:table-cell office:value-type="currency" office:currency="USD" office:value="0.168" calcext:value-type="currency">
            <text:p>$0.16800</text:p>
          </table:table-cell>
          <table:table-cell office:value-type="currency" office:currency="USD" office:value="0.1224" calcext:value-type="currency">
            <text:p>$0.12240</text:p>
          </table:table-cell>
          <table:table-cell office:value-type="string" calcext:value-type="string">
            <text:p>Digikey</text:p>
          </table:table-cell>
          <table:table-cell/>
          <table:table-cell table:formula="of:=[.F13]*[.D13]" office:value-type="currency" office:currency="USD" office:value="1.14" calcext:value-type="currency">
            <text:p>$1.14000</text:p>
          </table:table-cell>
          <table:table-cell table:formula="of:=[.G13]*[.D13]" office:value-type="currency" office:currency="USD" office:value="1.008" calcext:value-type="currency">
            <text:p>$1.00800</text:p>
          </table:table-cell>
          <table:table-cell table:formula="of:=[.H13]*[.D13]" office:value-type="currency" office:currency="USD" office:value="1.008" calcext:value-type="currency">
            <text:p>$1.00800</text:p>
          </table:table-cell>
          <table:table-cell table:formula="of:=[.I13]*[.D13]" office:value-type="currency" office:currency="USD" office:value="0.504" calcext:value-type="currency">
            <text:p>$0.50400</text:p>
          </table:table-cell>
          <table:table-cell table:formula="of:=[.J13]*[.D13]" office:value-type="currency" office:currency="USD" office:value="0.3672" calcext:value-type="currency">
            <text:p>$0.36720</text:p>
          </table:table-cell>
        </table:table-row>
        <table:table-row table:style-name="ro1">
          <table:table-cell office:value-type="string" calcext:value-type="string">
            <text:p>CL21B471KCANNNC</text:p>
          </table:table-cell>
          <table:table-cell office:value-type="string" calcext:value-type="string">
            <text:p>470pF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3" calcext:value-type="currency">
            <text:p>$0.03000</text:p>
          </table:table-cell>
          <table:table-cell office:value-type="currency" office:currency="USD" office:value="0.0136" calcext:value-type="currency">
            <text:p>$0.01360</text:p>
          </table:table-cell>
          <table:table-cell office:value-type="currency" office:currency="USD" office:value="0.0095" calcext:value-type="currency">
            <text:p>$0.00950</text:p>
          </table:table-cell>
          <table:table-cell office:value-type="string" calcext:value-type="string">
            <text:p>Digikey</text:p>
          </table:table-cell>
          <table:table-cell/>
          <table:table-cell table:formula="of:=[.F14]*[.D14]" office:value-type="currency" office:currency="USD" office:value="0.1" calcext:value-type="currency">
            <text:p>$0.10000</text:p>
          </table:table-cell>
          <table:table-cell table:formula="of:=[.G14]*[.D14]" office:value-type="currency" office:currency="USD" office:value="0.03" calcext:value-type="currency">
            <text:p>$0.03000</text:p>
          </table:table-cell>
          <table:table-cell table:formula="of:=[.H14]*[.D14]" office:value-type="currency" office:currency="USD" office:value="0.03" calcext:value-type="currency">
            <text:p>$0.03000</text:p>
          </table:table-cell>
          <table:table-cell table:formula="of:=[.I14]*[.D14]" office:value-type="currency" office:currency="USD" office:value="0.0136" calcext:value-type="currency">
            <text:p>$0.01360</text:p>
          </table:table-cell>
          <table:table-cell table:formula="of:=[.J14]*[.D14]" office:value-type="currency" office:currency="USD" office:value="0.0095" calcext:value-type="currency">
            <text:p>$0.00950</text:p>
          </table:table-cell>
        </table:table-row>
        <table:table-row table:style-name="ro1">
          <table:table-cell office:value-type="string" calcext:value-type="string">
            <text:p>CL31B106KAHNNNE</text:p>
          </table:table-cell>
          <table:table-cell office:value-type="string" calcext:value-type="string">
            <text:p>10uF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 C16</text:p>
          </table:table-cell>
          <table:table-cell office:value-type="currency" office:currency="USD" office:value="0.29" calcext:value-type="currency">
            <text:p>$0.29000</text:p>
          </table:table-cell>
          <table:table-cell table:number-columns-repeated="2" office:value-type="currency" office:currency="USD" office:value="0.198" calcext:value-type="currency">
            <text:p>$0.19800</text:p>
          </table:table-cell>
          <table:table-cell office:value-type="currency" office:currency="USD" office:value="0.1008" calcext:value-type="currency">
            <text:p>$0.10080</text:p>
          </table:table-cell>
          <table:table-cell office:value-type="currency" office:currency="USD" office:value="0.072" calcext:value-type="currency">
            <text:p>$0.07200</text:p>
          </table:table-cell>
          <table:table-cell office:value-type="string" calcext:value-type="string">
            <text:p>Digikey</text:p>
          </table:table-cell>
          <table:table-cell/>
          <table:table-cell table:formula="of:=[.F15]*[.D15]" office:value-type="currency" office:currency="USD" office:value="0.58" calcext:value-type="currency">
            <text:p>$0.58000</text:p>
          </table:table-cell>
          <table:table-cell table:formula="of:=[.G15]*[.D15]" office:value-type="currency" office:currency="USD" office:value="0.396" calcext:value-type="currency">
            <text:p>$0.39600</text:p>
          </table:table-cell>
          <table:table-cell table:formula="of:=[.H15]*[.D15]" office:value-type="currency" office:currency="USD" office:value="0.396" calcext:value-type="currency">
            <text:p>$0.39600</text:p>
          </table:table-cell>
          <table:table-cell table:formula="of:=[.I15]*[.D15]" office:value-type="currency" office:currency="USD" office:value="0.2016" calcext:value-type="currency">
            <text:p>$0.20160</text:p>
          </table:table-cell>
          <table:table-cell table:formula="of:=[.J15]*[.D15]" office:value-type="currency" office:currency="USD" office:value="0.144" calcext:value-type="currency">
            <text:p>$0.14400</text:p>
          </table:table-cell>
        </table:table-row>
        <table:table-row table:style-name="ro1">
          <table:table-cell office:value-type="string" calcext:value-type="string">
            <text:p>CLF7045T-6R8N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CLF7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currency" office:currency="USD" office:value="1.04" calcext:value-type="currency">
            <text:p>$1.04000</text:p>
          </table:table-cell>
          <table:table-cell table:number-columns-repeated="2" office:value-type="currency" office:currency="USD" office:value="0.78" calcext:value-type="currency">
            <text:p>$0.78000</text:p>
          </table:table-cell>
          <table:table-cell office:value-type="currency" office:currency="USD" office:value="0.741" calcext:value-type="currency">
            <text:p>$0.74100</text:p>
          </table:table-cell>
          <table:table-cell office:value-type="currency" office:currency="USD" office:value="0.598" calcext:value-type="currency">
            <text:p>$0.59800</text:p>
          </table:table-cell>
          <table:table-cell office:value-type="string" calcext:value-type="string">
            <text:p>Mouser</text:p>
          </table:table-cell>
          <table:table-cell/>
          <table:table-cell table:formula="of:=[.F16]*[.D16]" office:value-type="currency" office:currency="USD" office:value="1.04" calcext:value-type="currency">
            <text:p>$1.04000</text:p>
          </table:table-cell>
          <table:table-cell table:formula="of:=[.G16]*[.D16]" office:value-type="currency" office:currency="USD" office:value="0.78" calcext:value-type="currency">
            <text:p>$0.78000</text:p>
          </table:table-cell>
          <table:table-cell table:formula="of:=[.H16]*[.D16]" office:value-type="currency" office:currency="USD" office:value="0.78" calcext:value-type="currency">
            <text:p>$0.78000</text:p>
          </table:table-cell>
          <table:table-cell table:formula="of:=[.I16]*[.D16]" office:value-type="currency" office:currency="USD" office:value="0.741" calcext:value-type="currency">
            <text:p>$0.74100</text:p>
          </table:table-cell>
          <table:table-cell table:formula="of:=[.J16]*[.D16]" office:value-type="currency" office:currency="USD" office:value="0.598" calcext:value-type="currency">
            <text:p>$0.59800</text:p>
          </table:table-cell>
        </table:table-row>
        <table:table-row table:style-name="ro1">
          <table:table-cell office:value-type="string" calcext:value-type="string">
            <text:p>Keystone 924</text:p>
          </table:table-cell>
          <table:table-cell/>
          <table:table-cell office:value-type="string" calcext:value-type="string">
            <text:p>CON_USB_TYPEB__Keystone_9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2</text:p>
          </table:table-cell>
          <table:table-cell office:value-type="currency" office:currency="USD" office:value="1.04" calcext:value-type="currency">
            <text:p>$1.04000</text:p>
          </table:table-cell>
          <table:table-cell office:value-type="currency" office:currency="USD" office:value="0.927" calcext:value-type="currency">
            <text:p>$0.92700</text:p>
          </table:table-cell>
          <table:table-cell office:value-type="currency" office:currency="USD" office:value="0.836" calcext:value-type="currency">
            <text:p>$0.83600</text:p>
          </table:table-cell>
          <table:table-cell office:value-type="currency" office:currency="USD" office:value="0.8" calcext:value-type="currency">
            <text:p>$0.80000</text:p>
          </table:table-cell>
          <table:table-cell office:value-type="currency" office:currency="USD" office:value="0.654" calcext:value-type="currency">
            <text:p>$0.65400</text:p>
          </table:table-cell>
          <table:table-cell table:number-columns-repeated="2"/>
          <table:table-cell table:formula="of:=[.F17]*[.D17]" office:value-type="currency" office:currency="USD" office:value="1.04" calcext:value-type="currency">
            <text:p>$1.04000</text:p>
          </table:table-cell>
          <table:table-cell table:formula="of:=[.G17]*[.D17]" office:value-type="currency" office:currency="USD" office:value="0.927" calcext:value-type="currency">
            <text:p>$0.92700</text:p>
          </table:table-cell>
          <table:table-cell table:formula="of:=[.H17]*[.D17]" office:value-type="currency" office:currency="USD" office:value="0.836" calcext:value-type="currency">
            <text:p>$0.83600</text:p>
          </table:table-cell>
          <table:table-cell table:formula="of:=[.I17]*[.D17]" office:value-type="currency" office:currency="USD" office:value="0.8" calcext:value-type="currency">
            <text:p>$0.80000</text:p>
          </table:table-cell>
          <table:table-cell table:formula="of:=[.J17]*[.D17]" office:value-type="currency" office:currency="USD" office:value="0.654" calcext:value-type="currency">
            <text:p>$0.65400</text:p>
          </table:table-cell>
        </table:table-row>
        <table:table-row table:style-name="ro1">
          <table:table-cell office:value-type="string" calcext:value-type="string">
            <text:p>MCP130T-315I/TT</text:p>
          </table:table-cell>
          <table:table-cell/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currency" office:currency="USD" office:value="0.54" calcext:value-type="currency">
            <text:p>$0.54000</text:p>
          </table:table-cell>
          <table:table-cell office:value-type="currency" office:currency="USD" office:value="0.45" calcext:value-type="currency">
            <text:p>$0.45000</text:p>
          </table:table-cell>
          <table:table-cell office:value-type="currency" office:currency="USD" office:value="0.37" calcext:value-type="currency">
            <text:p>$0.37000</text:p>
          </table:table-cell>
          <table:table-cell office:value-type="currency" office:currency="USD" office:value="0.34" calcext:value-type="currency">
            <text:p>$0.34000</text:p>
          </table:table-cell>
          <table:table-cell office:value-type="currency" office:currency="USD" office:value="0.252" calcext:value-type="currency">
            <text:p>$0.25200</text:p>
          </table:table-cell>
          <table:table-cell table:number-columns-repeated="2"/>
          <table:table-cell table:formula="of:=[.F18]*[.D18]" office:value-type="currency" office:currency="USD" office:value="0.54" calcext:value-type="currency">
            <text:p>$0.54000</text:p>
          </table:table-cell>
          <table:table-cell table:formula="of:=[.G18]*[.D18]" office:value-type="currency" office:currency="USD" office:value="0.45" calcext:value-type="currency">
            <text:p>$0.45000</text:p>
          </table:table-cell>
          <table:table-cell table:formula="of:=[.H18]*[.D18]" office:value-type="currency" office:currency="USD" office:value="0.37" calcext:value-type="currency">
            <text:p>$0.37000</text:p>
          </table:table-cell>
          <table:table-cell table:formula="of:=[.I18]*[.D18]" office:value-type="currency" office:currency="USD" office:value="0.34" calcext:value-type="currency">
            <text:p>$0.34000</text:p>
          </table:table-cell>
          <table:table-cell table:formula="of:=[.J18]*[.D18]" office:value-type="currency" office:currency="USD" office:value="0.252" calcext:value-type="currency">
            <text:p>$0.25200</text:p>
          </table:table-cell>
        </table:table-row>
        <table:table-row table:style-name="ro1">
          <table:table-cell office:value-type="string" calcext:value-type="string">
            <text:p>MMSZ5248BT1G</text:p>
          </table:table-cell>
          <table:table-cell/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</text:p>
          </table:table-cell>
          <table:table-cell office:value-type="currency" office:currency="USD" office:value="0.24" calcext:value-type="currency">
            <text:p>$0.24000</text:p>
          </table:table-cell>
          <table:table-cell table:number-columns-repeated="2" office:value-type="currency" office:currency="USD" office:value="0.156" calcext:value-type="currency">
            <text:p>$0.15600</text:p>
          </table:table-cell>
          <table:table-cell table:number-columns-repeated="2" office:value-type="currency" office:currency="USD" office:value="0.065" calcext:value-type="currency">
            <text:p>$0.06500</text:p>
          </table:table-cell>
          <table:table-cell table:number-columns-repeated="2"/>
          <table:table-cell table:formula="of:=[.F19]*[.D19]" office:value-type="currency" office:currency="USD" office:value="0.24" calcext:value-type="currency">
            <text:p>$0.24000</text:p>
          </table:table-cell>
          <table:table-cell table:formula="of:=[.G19]*[.D19]" office:value-type="currency" office:currency="USD" office:value="0.156" calcext:value-type="currency">
            <text:p>$0.15600</text:p>
          </table:table-cell>
          <table:table-cell table:formula="of:=[.H19]*[.D19]" office:value-type="currency" office:currency="USD" office:value="0.156" calcext:value-type="currency">
            <text:p>$0.15600</text:p>
          </table:table-cell>
          <table:table-cell table:formula="of:=[.I19]*[.D19]" office:value-type="currency" office:currency="USD" office:value="0.065" calcext:value-type="currency">
            <text:p>$0.06500</text:p>
          </table:table-cell>
          <table:table-cell table:formula="of:=[.J19]*[.D19]" office:value-type="currency" office:currency="USD" office:value="0.065" calcext:value-type="currency">
            <text:p>$0.06500</text:p>
          </table:table-cell>
        </table:table-row>
        <table:table-row table:style-name="ro1">
          <table:table-cell office:value-type="string" calcext:value-type="string">
            <text:p>MPZ2012S300A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currency" office:currency="USD" office:value="0.12" calcext:value-type="currency">
            <text:p>$0.12000</text:p>
          </table:table-cell>
          <table:table-cell table:number-columns-repeated="2" office:value-type="currency" office:currency="USD" office:value="0.101" calcext:value-type="currency">
            <text:p>$0.10100</text:p>
          </table:table-cell>
          <table:table-cell table:number-columns-repeated="2" office:value-type="currency" office:currency="USD" office:value="0.039" calcext:value-type="currency">
            <text:p>$0.03900</text:p>
          </table:table-cell>
          <table:table-cell table:number-columns-repeated="2"/>
          <table:table-cell table:formula="of:=[.F20]*[.D20]" office:value-type="currency" office:currency="USD" office:value="0.12" calcext:value-type="currency">
            <text:p>$0.12000</text:p>
          </table:table-cell>
          <table:table-cell table:formula="of:=[.G20]*[.D20]" office:value-type="currency" office:currency="USD" office:value="0.101" calcext:value-type="currency">
            <text:p>$0.10100</text:p>
          </table:table-cell>
          <table:table-cell table:formula="of:=[.H20]*[.D20]" office:value-type="currency" office:currency="USD" office:value="0.101" calcext:value-type="currency">
            <text:p>$0.10100</text:p>
          </table:table-cell>
          <table:table-cell table:formula="of:=[.I20]*[.D20]" office:value-type="currency" office:currency="USD" office:value="0.039" calcext:value-type="currency">
            <text:p>$0.03900</text:p>
          </table:table-cell>
          <table:table-cell table:formula="of:=[.J20]*[.D20]" office:value-type="currency" office:currency="USD" office:value="0.039" calcext:value-type="currency">
            <text:p>$0.03900</text:p>
          </table:table-cell>
        </table:table-row>
        <table:table-row table:style-name="ro1">
          <table:table-cell office:value-type="string" calcext:value-type="string">
            <text:p>PJ-102A</text:p>
          </table:table-cell>
          <table:table-cell/>
          <table:table-cell office:value-type="string" calcext:value-type="string">
            <text:p>PJ-10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1</text:p>
          </table:table-cell>
          <table:table-cell office:value-type="currency" office:currency="USD" office:value="1" calcext:value-type="currency">
            <text:p>$1.00000</text:p>
          </table:table-cell>
          <table:table-cell table:number-columns-repeated="2" office:value-type="currency" office:currency="USD" office:value="0.7" calcext:value-type="currency">
            <text:p>$0.70000</text:p>
          </table:table-cell>
          <table:table-cell office:value-type="currency" office:currency="USD" office:value="0.47" calcext:value-type="currency">
            <text:p>$0.47000</text:p>
          </table:table-cell>
          <table:table-cell office:value-type="currency" office:currency="USD" office:value="0.38" calcext:value-type="currency">
            <text:p>$0.38000</text:p>
          </table:table-cell>
          <table:table-cell table:number-columns-repeated="2"/>
          <table:table-cell table:formula="of:=[.F21]*[.D21]" office:value-type="currency" office:currency="USD" office:value="1" calcext:value-type="currency">
            <text:p>$1.00000</text:p>
          </table:table-cell>
          <table:table-cell table:formula="of:=[.G21]*[.D21]" office:value-type="currency" office:currency="USD" office:value="0.7" calcext:value-type="currency">
            <text:p>$0.70000</text:p>
          </table:table-cell>
          <table:table-cell table:formula="of:=[.H21]*[.D21]" office:value-type="currency" office:currency="USD" office:value="0.7" calcext:value-type="currency">
            <text:p>$0.70000</text:p>
          </table:table-cell>
          <table:table-cell table:formula="of:=[.I21]*[.D21]" office:value-type="currency" office:currency="USD" office:value="0.47" calcext:value-type="currency">
            <text:p>$0.47000</text:p>
          </table:table-cell>
          <table:table-cell table:formula="of:=[.J21]*[.D21]" office:value-type="currency" office:currency="USD" office:value="0.38" calcext:value-type="currency">
            <text:p>$0.38000</text:p>
          </table:table-cell>
        </table:table-row>
        <table:table-row table:style-name="ro1">
          <table:table-cell office:value-type="string" calcext:value-type="string">
            <text:p>RC0805FR-0710KL</text:p>
          </table:table-cell>
          <table:table-cell office:value-type="string" calcext:value-type="string">
            <text:p>10K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 R2 R3 R4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table:number-columns-repeated="2"/>
          <table:table-cell table:formula="of:=[.F22]*[.D22]" office:value-type="currency" office:currency="USD" office:value="0.4" calcext:value-type="currency">
            <text:p>$0.40000</text:p>
          </table:table-cell>
          <table:table-cell table:formula="of:=[.G22]*[.D22]" office:value-type="currency" office:currency="USD" office:value="0.0856" calcext:value-type="currency">
            <text:p>$0.08560</text:p>
          </table:table-cell>
          <table:table-cell table:formula="of:=[.H22]*[.D22]" office:value-type="currency" office:currency="USD" office:value="0.0856" calcext:value-type="currency">
            <text:p>$0.08560</text:p>
          </table:table-cell>
          <table:table-cell table:formula="of:=[.I22]*[.D22]" office:value-type="currency" office:currency="USD" office:value="0.0336" calcext:value-type="currency">
            <text:p>$0.03360</text:p>
          </table:table-cell>
          <table:table-cell table:formula="of:=[.J22]*[.D22]" office:value-type="currency" office:currency="USD" office:value="0.02056" calcext:value-type="currency">
            <text:p>$0.02056</text:p>
          </table:table-cell>
        </table:table-row>
        <table:table-row table:style-name="ro1">
          <table:table-cell office:value-type="string" calcext:value-type="string">
            <text:p>RC0805FR-0715KL</text:p>
          </table:table-cell>
          <table:table-cell office:value-type="string" calcext:value-type="string">
            <text:p>15K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table:number-columns-repeated="2"/>
          <table:table-cell table:formula="of:=[.F23]*[.D23]" office:value-type="currency" office:currency="USD" office:value="0.1" calcext:value-type="currency">
            <text:p>$0.10000</text:p>
          </table:table-cell>
          <table:table-cell table:formula="of:=[.G23]*[.D23]" office:value-type="currency" office:currency="USD" office:value="0.0214" calcext:value-type="currency">
            <text:p>$0.02140</text:p>
          </table:table-cell>
          <table:table-cell table:formula="of:=[.H23]*[.D23]" office:value-type="currency" office:currency="USD" office:value="0.0214" calcext:value-type="currency">
            <text:p>$0.02140</text:p>
          </table:table-cell>
          <table:table-cell table:formula="of:=[.I23]*[.D23]" office:value-type="currency" office:currency="USD" office:value="0.0084" calcext:value-type="currency">
            <text:p>$0.00840</text:p>
          </table:table-cell>
          <table:table-cell table:formula="of:=[.J23]*[.D23]" office:value-type="currency" office:currency="USD" office:value="0.00514" calcext:value-type="currency">
            <text:p>$0.00514</text:p>
          </table:table-cell>
        </table:table-row>
        <table:table-row table:style-name="ro1">
          <table:table-cell office:value-type="string" calcext:value-type="string">
            <text:p>RC0805FR-0747KL</text:p>
          </table:table-cell>
          <table:table-cell office:value-type="string" calcext:value-type="string">
            <text:p>47K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table:number-columns-repeated="2"/>
          <table:table-cell table:formula="of:=[.F24]*[.D24]" office:value-type="currency" office:currency="USD" office:value="0.1" calcext:value-type="currency">
            <text:p>$0.10000</text:p>
          </table:table-cell>
          <table:table-cell table:formula="of:=[.G24]*[.D24]" office:value-type="currency" office:currency="USD" office:value="0.0214" calcext:value-type="currency">
            <text:p>$0.02140</text:p>
          </table:table-cell>
          <table:table-cell table:formula="of:=[.H24]*[.D24]" office:value-type="currency" office:currency="USD" office:value="0.0214" calcext:value-type="currency">
            <text:p>$0.02140</text:p>
          </table:table-cell>
          <table:table-cell table:formula="of:=[.I24]*[.D24]" office:value-type="currency" office:currency="USD" office:value="0.0084" calcext:value-type="currency">
            <text:p>$0.00840</text:p>
          </table:table-cell>
          <table:table-cell table:formula="of:=[.J24]*[.D24]" office:value-type="currency" office:currency="USD" office:value="0.00514" calcext:value-type="currency">
            <text:p>$0.0051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 R5 R6 R7</text:p>
          </table:table-cell>
          <table:table-cell office:value-type="currency" office:currency="USD" office:value="0.1" calcext:value-type="currency">
            <text:p>$0.10000</text:p>
          </table:table-cell>
          <table:table-cell table:number-columns-repeated="2" office:value-type="currency" office:currency="USD" office:value="0.0214" calcext:value-type="currency">
            <text:p>$0.02140</text:p>
          </table:table-cell>
          <table:table-cell office:value-type="currency" office:currency="USD" office:value="0.0084" calcext:value-type="currency">
            <text:p>$0.00840</text:p>
          </table:table-cell>
          <table:table-cell office:value-type="currency" office:currency="USD" office:value="0.00514" calcext:value-type="currency">
            <text:p>$0.00514</text:p>
          </table:table-cell>
          <table:table-cell table:number-columns-repeated="2"/>
          <table:table-cell table:formula="of:=[.F25]*[.D25]" office:value-type="currency" office:currency="USD" office:value="0.4" calcext:value-type="currency">
            <text:p>$0.40000</text:p>
          </table:table-cell>
          <table:table-cell table:formula="of:=[.G25]*[.D25]" office:value-type="currency" office:currency="USD" office:value="0.0856" calcext:value-type="currency">
            <text:p>$0.08560</text:p>
          </table:table-cell>
          <table:table-cell table:formula="of:=[.H25]*[.D25]" office:value-type="currency" office:currency="USD" office:value="0.0856" calcext:value-type="currency">
            <text:p>$0.08560</text:p>
          </table:table-cell>
          <table:table-cell table:formula="of:=[.I25]*[.D25]" office:value-type="currency" office:currency="USD" office:value="0.0336" calcext:value-type="currency">
            <text:p>$0.03360</text:p>
          </table:table-cell>
          <table:table-cell table:formula="of:=[.J25]*[.D25]" office:value-type="currency" office:currency="USD" office:value="0.02056" calcext:value-type="currency">
            <text:p>$0.02056</text:p>
          </table:table-cell>
        </table:table-row>
        <table:table-row table:style-name="ro1">
          <table:table-cell office:value-type="string" calcext:value-type="string">
            <text:p>STM32L100RBT6</text:p>
          </table:table-cell>
          <table:table-cell/>
          <table:table-cell office:value-type="string" calcext:value-type="string">
            <text:p>LQFP64_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number-columns-repeated="5" office:value-type="currency" office:currency="USD" office:value="3.26" calcext:value-type="currency">
            <text:p>$3.26000</text:p>
          </table:table-cell>
          <table:table-cell table:number-columns-repeated="2"/>
          <table:table-cell table:formula="of:=[.F26]*[.D26]" office:value-type="currency" office:currency="USD" office:value="3.26" calcext:value-type="currency">
            <text:p>$3.26000</text:p>
          </table:table-cell>
          <table:table-cell table:formula="of:=[.G26]*[.D26]" office:value-type="currency" office:currency="USD" office:value="3.26" calcext:value-type="currency">
            <text:p>$3.26000</text:p>
          </table:table-cell>
          <table:table-cell table:formula="of:=[.H26]*[.D26]" office:value-type="currency" office:currency="USD" office:value="3.26" calcext:value-type="currency">
            <text:p>$3.26000</text:p>
          </table:table-cell>
          <table:table-cell table:formula="of:=[.I26]*[.D26]" office:value-type="currency" office:currency="USD" office:value="3.26" calcext:value-type="currency">
            <text:p>$3.26000</text:p>
          </table:table-cell>
          <table:table-cell table:formula="of:=[.J26]*[.D26]" office:value-type="currency" office:currency="USD" office:value="3.26" calcext:value-type="currency">
            <text:p>$3.26000</text:p>
          </table:table-cell>
        </table:table-row>
        <table:table-row table:style-name="ro1">
          <table:table-cell office:value-type="string" calcext:value-type="string">
            <text:p>USBUF01W6</text:p>
          </table:table-cell>
          <table:table-cell office:value-type="string" calcext:value-type="string">
            <text:p>USBUF01</text:p>
          </table:table-cell>
          <table:table-cell office:value-type="string" calcext:value-type="string">
            <text:p>SOT323-6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currency" office:currency="USD" office:value="0.64" calcext:value-type="currency">
            <text:p>$0.64000</text:p>
          </table:table-cell>
          <table:table-cell table:number-columns-repeated="2" office:value-type="currency" office:currency="USD" office:value="0.425" calcext:value-type="currency">
            <text:p>$0.42500</text:p>
          </table:table-cell>
          <table:table-cell table:number-columns-repeated="2" office:value-type="currency" office:currency="USD" office:value="0.282" calcext:value-type="currency">
            <text:p>$0.28200</text:p>
          </table:table-cell>
          <table:table-cell table:number-columns-repeated="2"/>
          <table:table-cell table:formula="of:=[.F27]*[.D27]" office:value-type="currency" office:currency="USD" office:value="0.64" calcext:value-type="currency">
            <text:p>$0.64000</text:p>
          </table:table-cell>
          <table:table-cell table:formula="of:=[.G27]*[.D27]" office:value-type="currency" office:currency="USD" office:value="0.425" calcext:value-type="currency">
            <text:p>$0.42500</text:p>
          </table:table-cell>
          <table:table-cell table:formula="of:=[.H27]*[.D27]" office:value-type="currency" office:currency="USD" office:value="0.425" calcext:value-type="currency">
            <text:p>$0.42500</text:p>
          </table:table-cell>
          <table:table-cell table:formula="of:=[.I27]*[.D27]" office:value-type="currency" office:currency="USD" office:value="0.282" calcext:value-type="currency">
            <text:p>$0.28200</text:p>
          </table:table-cell>
          <table:table-cell table:formula="of:=[.J27]*[.D27]" office:value-type="currency" office:currency="USD" office:value="0.282" calcext:value-type="currency">
            <text:p>$0.28200</text:p>
          </table:table-cell>
        </table:table-row>
        <table:table-row table:style-name="ro1">
          <table:table-cell table:style-name="ce2" office:value-type="string" calcext:value-type="string">
            <text:p>XC9248A085QR-G</text:p>
          </table:table-cell>
          <table:table-cell/>
          <table:table-cell office:value-type="string" calcext:value-type="string">
            <text:p>SO8-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currency" office:currency="USD" office:value="1.52" calcext:value-type="currency">
            <text:p>$1.52000</text:p>
          </table:table-cell>
          <table:table-cell table:number-columns-repeated="2" office:value-type="currency" office:currency="USD" office:value="1.34" calcext:value-type="currency">
            <text:p>$1.34000</text:p>
          </table:table-cell>
          <table:table-cell office:value-type="currency" office:currency="USD" office:value="1.0584" calcext:value-type="currency">
            <text:p>$1.05840</text:p>
          </table:table-cell>
          <table:table-cell office:value-type="currency" office:currency="USD" office:value="0.8232" calcext:value-type="currency">
            <text:p>$0.82320</text:p>
          </table:table-cell>
          <table:table-cell table:number-columns-repeated="2"/>
          <table:table-cell table:formula="of:=[.F28]*[.D28]" office:value-type="currency" office:currency="USD" office:value="1.52" calcext:value-type="currency">
            <text:p>$1.52000</text:p>
          </table:table-cell>
          <table:table-cell table:formula="of:=[.G28]*[.D28]" office:value-type="currency" office:currency="USD" office:value="1.34" calcext:value-type="currency">
            <text:p>$1.34000</text:p>
          </table:table-cell>
          <table:table-cell table:formula="of:=[.H28]*[.D28]" office:value-type="currency" office:currency="USD" office:value="1.34" calcext:value-type="currency">
            <text:p>$1.34000</text:p>
          </table:table-cell>
          <table:table-cell table:formula="of:=[.I28]*[.D28]" office:value-type="currency" office:currency="USD" office:value="1.0584" calcext:value-type="currency">
            <text:p>$1.05840</text:p>
          </table:table-cell>
          <table:table-cell table:formula="of:=[.J28]*[.D28]" office:value-type="currency" office:currency="USD" office:value="0.8232" calcext:value-type="currency">
            <text:p>$0.82320</text:p>
          </table:table-cell>
        </table:table-row>
        <table:table-row table:style-name="ro1">
          <table:table-cell office:value-type="string" calcext:value-type="string">
            <text:p>ZXMN3A14FTA</text:p>
          </table:table-cell>
          <table:table-cell/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currency" office:currency="USD" office:value="0.61" calcext:value-type="currency">
            <text:p>$0.61000</text:p>
          </table:table-cell>
          <table:table-cell table:number-columns-repeated="2" office:value-type="currency" office:currency="USD" office:value="0.478" calcext:value-type="currency">
            <text:p>$0.47800</text:p>
          </table:table-cell>
          <table:table-cell table:number-columns-repeated="2" office:value-type="currency" office:currency="USD" office:value="0.309" calcext:value-type="currency">
            <text:p>$0.30900</text:p>
          </table:table-cell>
          <table:table-cell table:number-columns-repeated="2"/>
          <table:table-cell table:formula="of:=[.F29]*[.D29]" office:value-type="currency" office:currency="USD" office:value="0.61" calcext:value-type="currency">
            <text:p>$0.61000</text:p>
          </table:table-cell>
          <table:table-cell table:formula="of:=[.G29]*[.D29]" office:value-type="currency" office:currency="USD" office:value="0.478" calcext:value-type="currency">
            <text:p>$0.47800</text:p>
          </table:table-cell>
          <table:table-cell table:formula="of:=[.H29]*[.D29]" office:value-type="currency" office:currency="USD" office:value="0.478" calcext:value-type="currency">
            <text:p>$0.47800</text:p>
          </table:table-cell>
          <table:table-cell table:formula="of:=[.I29]*[.D29]" office:value-type="currency" office:currency="USD" office:value="0.309" calcext:value-type="currency">
            <text:p>$0.30900</text:p>
          </table:table-cell>
          <table:table-cell table:formula="of:=[.J29]*[.D29]" office:value-type="currency" office:currency="USD" office:value="0.309" calcext:value-type="currency">
            <text:p>$0.30900</text:p>
          </table:table-cell>
        </table:table-row>
        <table:table-row table:style-name="ro1">
          <table:table-cell office:value-type="string" calcext:value-type="string">
            <text:p>.END</text:p>
          </table:table-cell>
          <table:table-cell/>
          <table:table-cell table:style-name="Default"/>
          <table:table-cell table:style-name="ce5" table:formula="of:=SUM([.D8:.D29])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office:value-type="string" calcext:value-type="string">
            <text:p>Part Cost</text:p>
          </table:table-cell>
          <table:table-cell table:formula="of:=SUM([.M8:.M29])" office:value-type="currency" office:currency="USD" office:value="20.04" calcext:value-type="currency">
            <text:p>$20.04000</text:p>
          </table:table-cell>
          <table:table-cell table:formula="of:=SUM([.N8:.N29])" office:value-type="currency" office:currency="USD" office:value="17.195" calcext:value-type="currency">
            <text:p>$17.19500</text:p>
          </table:table-cell>
          <table:table-cell table:formula="of:=SUM([.O8:.O29])" office:value-type="currency" office:currency="USD" office:value="16.7648" calcext:value-type="currency">
            <text:p>$16.76480</text:p>
          </table:table-cell>
          <table:table-cell table:formula="of:=SUM([.P8:.P29])" office:value-type="currency" office:currency="USD" office:value="10.5612" calcext:value-type="currency">
            <text:p>$10.56120</text:p>
          </table:table-cell>
          <table:table-cell table:formula="of:=SUM([.Q8:.Q29])" office:value-type="currency" office:currency="USD" office:value="9.1431" calcext:value-type="currency">
            <text:p>$9.1431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PCB</text:p>
          </table:table-cell>
          <table:table-cell office:value-type="currency" office:currency="USD" office:value="12.18" calcext:value-type="currency">
            <text:p>$12.18000</text:p>
          </table:table-cell>
          <table:table-cell office:value-type="currency" office:currency="USD" office:value="7.31" calcext:value-type="currency">
            <text:p>$7.31000</text:p>
          </table:table-cell>
          <table:table-cell office:value-type="currency" office:currency="USD" office:value="5.99" calcext:value-type="currency">
            <text:p>$5.99000</text:p>
          </table:table-cell>
          <table:table-cell table:number-columns-repeated="2" office:value-type="currency" office:currency="USD" office:value="3.11" calcext:value-type="currency">
            <text:p>$3.11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Assembly Comp. Cost</text:p>
          </table:table-cell>
          <table:table-cell table:formula="of:=SUM([.M30:.M32])" office:value-type="currency" office:currency="USD" office:value="32.22" calcext:value-type="currency">
            <text:p>$32.22000</text:p>
          </table:table-cell>
          <table:table-cell table:formula="of:=SUM([.N30:.N32])" office:value-type="currency" office:currency="USD" office:value="24.505" calcext:value-type="currency">
            <text:p>$24.50500</text:p>
          </table:table-cell>
          <table:table-cell table:formula="of:=SUM([.O30:.O32])" office:value-type="currency" office:currency="USD" office:value="22.7548" calcext:value-type="currency">
            <text:p>$22.75480</text:p>
          </table:table-cell>
          <table:table-cell table:formula="of:=SUM([.P30:.P32])" office:value-type="currency" office:currency="USD" office:value="13.6712" calcext:value-type="currency">
            <text:p>$13.67120</text:p>
          </table:table-cell>
          <table:table-cell table:formula="of:=SUM([.Q30:.Q32])" office:value-type="currency" office:currency="USD" office:value="12.2531" calcext:value-type="currency">
            <text:p>$12.2531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Assembly</text:p>
          </table:table-cell>
          <table:table-cell table:number-columns-repeated="5" office:value-type="currency" office:currency="USD" office:value="5.6" calcext:value-type="currency">
            <text:p>$5.60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5" office:value-type="string" calcext:value-type="string">
            <text:p>SFT-HW-0021</text:p>
          </table:table-cell>
          <table:table-cell table:style-name="ce10" table:formula="of:=SUM([.M33:.M35])" office:value-type="currency" office:currency="USD" office:value="37.82" calcext:value-type="currency">
            <text:p>$37.82000</text:p>
          </table:table-cell>
          <table:table-cell table:style-name="ce10" table:formula="of:=SUM([.N33:.N35])" office:value-type="currency" office:currency="USD" office:value="30.105" calcext:value-type="currency">
            <text:p>$30.10500</text:p>
          </table:table-cell>
          <table:table-cell table:style-name="ce10" table:formula="of:=SUM([.O33:.O35])" office:value-type="currency" office:currency="USD" office:value="28.3548" calcext:value-type="currency">
            <text:p>$28.35480</text:p>
          </table:table-cell>
          <table:table-cell table:style-name="ce10" table:formula="of:=SUM([.P33:.P35])" office:value-type="currency" office:currency="USD" office:value="19.2712" calcext:value-type="currency">
            <text:p>$19.27120</text:p>
          </table:table-cell>
          <table:table-cell table:style-name="ce10" table:formula="of:=SUM([.Q33:.Q35])" office:value-type="currency" office:currency="USD" office:value="17.8531" calcext:value-type="currency">
            <text:p>$17.8531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PCB Tooling NRE</text:p>
          </table:table-cell>
          <table:table-cell table:style-name="ce11" office:value-type="currency" office:currency="USD" office:value="159" calcext:value-type="currency">
            <text:p>$159.00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office:value-type="string" calcext:value-type="string">
            <text:p>PCB Order Qt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</table:table-row>
      </table:table>
      <table:named-expressions/>
      <table:database-ranges>
        <table:database-range table:name="__Anonymous_Sheet_DB__0" table:target-range-address="Sheet1.A8:Sheet1.Q3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text>$</number:text>
      <number:number number:decimal-places="6" number:min-integer-digits="1" number:grouping="true"/>
    </number:number-style>
    <number:number-style style:name="N128">
      <number:text>$</number:text>
      <number:number number:decimal-places="5" number:min-integer-digits="1" number:grouping="true"/>
    </number:number-style>
    <number:number-style style:name="N129">
      <number:text>$</number:text>
      <number:number number: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7:46:20.663014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7T18:06:55.090469824</dc:date>
    <meta:generator>LibreOffice/4.2.7.2$Linux_X86_64 LibreOffice_project/420m0$Build-2</meta:generator>
    <meta:editing-duration>PT1H54M47S</meta:editing-duration>
    <meta:editing-cycles>21</meta:editing-cycles>
    <meta:document-statistic meta:table-count="2" meta:cell-count="816" meta:object-count="0"/>
  </office:meta>
</office:document-meta>
</file>